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erial Mono" svg:font-family="'Aerial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121.44pt"/>
    </style:style>
    <style:style style:name="co3" style:family="table-column">
      <style:table-column-properties fo:break-before="auto" style:column-width="454.9pt"/>
    </style:style>
    <style:style style:name="co4" style:family="table-column">
      <style:table-column-properties fo:break-before="auto" style:column-width="14.66pt"/>
    </style:style>
    <style:style style:name="co5" style:family="table-column">
      <style:table-column-properties fo:break-before="auto" style:column-width="47.31pt"/>
    </style:style>
    <style:style style:name="co6" style:family="table-column">
      <style:table-column-properties fo:break-before="auto" style:column-width="300.5pt"/>
    </style:style>
    <style:style style:name="co7" style:family="table-column">
      <style:table-column-properties fo:break-before="auto" style:column-width="109.05pt"/>
    </style:style>
    <style:style style:name="co8" style:family="table-column">
      <style:table-column-properties fo:break-before="auto" style:column-width="65.54pt"/>
    </style:style>
    <style:style style:name="co9" style:family="table-column">
      <style:table-column-properties fo:break-before="auto" style:column-width="152.31pt"/>
    </style:style>
    <style:style style:name="co10" style:family="table-column">
      <style:table-column-properties fo:break-before="auto" style:column-width="72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Aerial Mono"/>
      <style:map style:condition="is-true-formula([.$A1]&gt;0)" style:apply-style-name="Accent_20_3" style:base-cell-address="'6AutoPauseResumePauseCancel.reduced.tshark'.A1"/>
    </style:style>
    <style:style style:name="ce2" style:family="table-cell" style:parent-style-name="Default">
      <style:text-properties style:font-name="Aerial Mono"/>
      <style:map style:condition="is-true-formula([.$A1]&gt;0)" style:apply-style-name="Accent_20_3" style:base-cell-address="'6AutoPauseResumePauseCancel.reduced.tshark'.A1"/>
    </style:style>
    <style:style style:name="ce3" style:family="table-cell" style:parent-style-name="Default">
      <style:text-properties style:font-name="Aerial Mono"/>
      <style:map style:condition="is-true-formula([.$A1]&gt;0)" style:apply-style-name="Accent_20_3" style:base-cell-address="'6AutoPauseResumePauseCancel.reduced.tshark'.A1"/>
    </style:style>
    <style:style style:name="ce4" style:family="table-cell" style:parent-style-name="Default">
      <style:text-properties style:font-name="Aerial Mono"/>
      <style:map style:condition="is-true-formula([.$A1]&gt;0)" style:apply-style-name="Accent_20_3" style:base-cell-address="'6AutoPauseResumePauseCancel.reduced.tshark'.A1"/>
    </style:style>
    <style:style style:name="ce5" style:family="table-cell" style:parent-style-name="Default">
      <style:text-properties style:font-name="Aerial Mono"/>
      <style:map style:condition="is-true-formula([.$A1]&gt;0)" style:apply-style-name="Accent_20_3" style:base-cell-address="'6AutoPauseResumePauseCancel.reduced.tshark'.A1"/>
    </style:style>
    <style:style style:name="ce6" style:family="table-cell" style:parent-style-name="Default">
      <style:text-properties style:font-name="Aerial Mono"/>
      <style:map style:condition="is-true-formula([.$A1]&gt;0)" style:apply-style-name="Accent_20_3" style:base-cell-address="'6AutoPauseResumePauseCancel.reduced.tshark'.A1"/>
    </style:style>
    <style:style style:name="ce7" style:family="table-cell" style:parent-style-name="Default">
      <style:text-properties style:font-name="Aerial Mono"/>
      <style:map style:condition="is-true-formula([.$A1]&gt;0)" style:apply-style-name="Accent_20_3" style:base-cell-address="'6AutoPauseResumePauseCancel.reduced.tshark'.A1"/>
    </style:style>
    <style:style style:name="ce8" style:family="table-cell" style:parent-style-name="Default">
      <style:text-properties style:font-name="Aerial Mono"/>
      <style:map style:condition="is-true-formula([.$A1]&gt;0)" style:apply-style-name="Accent_20_3" style:base-cell-address="'6AutoPauseResumePauseCancel.reduced.tshark'.A1"/>
    </style:style>
    <style:style style:name="ce9" style:family="table-cell" style:parent-style-name="Default" style:data-style-name="N100">
      <style:table-cell-properties style:cell-protect="none" style:print-content="true" style:text-align-source="fix" style:repeat-content="false" style:vertical-align="middle"/>
      <style:paragraph-properties fo:text-align="start"/>
      <style:text-properties style:font-name="Aerial Mono"/>
      <style:map style:condition="is-true-formula([.$A1]&gt;0)" style:apply-style-name="Accent_20_3" style:base-cell-address="'6AutoPauseResumePauseCancel.reduced.tshark'.A1"/>
    </style:style>
    <style:style style:name="ce10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Aerial Mono"/>
      <style:map style:condition="is-true-formula([.$A1]&gt;0)" style:apply-style-name="Accent_20_3" style:base-cell-address="'6AutoPauseResumePauseCancel.reduced.tshark'.A1"/>
    </style:style>
    <style:style style:name="ce11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Aerial Mono"/>
      <style:map style:condition="is-true-formula([.$A1]&gt;0)" style:apply-style-name="Accent_20_3" style:base-cell-address="'6AutoPauseResumePauseCancel.reduced.tshark'.A1"/>
    </style:style>
    <style:style style:name="ce12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Aerial Mono"/>
      <style:map style:condition="is-true-formula([.$A1]&gt;0)" style:apply-style-name="Accent_20_3" style:base-cell-address="'6AutoPauseResumePauseCancel.reduced.tshark'.A1"/>
    </style:style>
    <style:style style:name="ce13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Aerial Mono"/>
      <style:map style:condition="is-true-formula([.$A1]&gt;0)" style:apply-style-name="Accent_20_3" style:base-cell-address="'6AutoPauseResumePauseCancel.reduced.tshark'.A1"/>
    </style:style>
    <style:style style:name="ce14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Aerial Mono"/>
      <style:map style:condition="is-true-formula([.$A1]&gt;0)" style:apply-style-name="Accent_20_3" style:base-cell-address="'6AutoPauseResumePauseCancel.reduced.tshark'.A1"/>
    </style:style>
    <style:style style:name="ce15" style:family="table-cell" style:parent-style-name="Default">
      <style:text-properties style:font-name="Aerial Mono"/>
    </style:style>
    <style:style style:name="ce16" style:family="table-cell" style:parent-style-name="Default" style:data-style-name="N100">
      <style:table-cell-properties style:cell-protect="none" style:print-content="true" style:text-align-source="fix" style:repeat-content="false" style:vertical-align="middle"/>
      <style:paragraph-properties fo:text-align="start"/>
      <style:text-properties style:font-name="Aerial Mono"/>
    </style:style>
    <style:style style:name="ce17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Aerial Mono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erial Mono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erial Mono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erial Mono"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erial Mono" fo:font-weight="bold" style:font-weight-asian="bold" style:font-weight-complex="bold"/>
    </style:style>
    <style:style style:name="ce22" style:family="table-cell" style:parent-style-name="Default">
      <style:text-properties style:font-name="Aerial Mono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6AutoPauseResumePauseCancel.reduced.tshark" table:style-name="ta1">
        <table:table-column table:style-name="co1" table:number-columns-repeated="3" table:default-cell-style-name="ce4"/>
        <table:table-column table:style-name="co2" table:default-cell-style-name="ce4"/>
        <table:table-column table:style-name="co3" table:visibility="collapse" table:default-cell-style-name="ce12"/>
        <table:table-column table:style-name="co4" table:default-cell-style-name="ce15"/>
        <table:table-column table:style-name="co5" table:default-cell-style-name="ce17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2" table:default-cell-style-name="ce15"/>
        <table:table-column table:style-name="co11" table:number-columns-repeated="1007" table:default-cell-style-name="ce15"/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SRC</text:p>
          </table:table-cell>
          <table:table-cell table:style-name="ce1" office:value-type="string" calcext:value-type="string">
            <text:p>DEST</text:p>
          </table:table-cell>
          <table:table-cell table:style-name="ce1" office:value-type="string" calcext:value-type="string">
            <text:p>TYPE</text:p>
          </table:table-cell>
          <table:table-cell table:style-name="ce9" office:value-type="string" calcext:value-type="string">
            <text:p>'DATA'</text:p>
          </table:table-cell>
          <table:table-cell/>
          <table:table-cell table:style-name="ce16" office:value-type="string" calcext:value-type="string">
            <text:p>'DATA'</text:p>
          </table:table-cell>
          <table:table-cell table:number-columns-repeated="3"/>
          <table:table-cell table:style-name="ce18" office:value-type="string" calcext:value-type="string" table:number-columns-spanned="3" table:number-rows-spanned="1">
            <text:p>Pre Initialization Sequence</text:p>
          </table:table-cell>
          <table:covered-table-cell table:number-columns-repeated="2" table:style-name="ce19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10"/>
          <table:table-cell table:number-columns-repeated="5"/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Command</text:p>
          </table:table-cell>
          <table:table-cell table:style-name="ce19" office:value-type="string" calcext:value-type="string">
            <text:p>Response</text:p>
          </table:table-cell>
          <table:table-cell table:number-columns-repeated="100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.2.0</text:p>
          </table:table-cell>
          <table:table-cell table:style-name="ce1" office:value-type="string" calcext:value-type="string">
            <text:p>host</text:p>
          </table:table-cell>
          <table:table-cell table:style-name="ce1" office:value-type="string" calcext:value-type="string">
            <text:p>URB_COMPLETE ('C')</text:p>
          </table:table-cell>
          <table:table-cell table:style-name="ce10"/>
          <table:table-cell table:number-columns-repeated="5"/>
          <table:table-cell table:style-name="ce20" office:value-type="string" calcext:value-type="string">
            <text:p>Status Exchange (Ready)</text:p>
          </table:table-cell>
          <table:table-cell table:style-name="ce20" office:value-type="string" calcext:value-type="string">
            <text:p>1b 05</text:p>
          </table:table-cell>
          <table:table-cell table:style-name="ce20" office:value-type="string" calcext:value-type="string">
            <text:p>30 03</text:p>
          </table:table-cell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10" office:value-type="string" calcext:value-type="string">
            <text:p>0040 <text:s/>12 01 00 02 00 00 00 40 4d 0b 2f 11 00 01 00 00 <text:s text:c="2"/>.......@M./...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2 01 00 02 00 00 00 40 4d 0b 2f 11 00 01 00 00</text:p>
          </table:table-cell>
          <table:table-cell office:value-type="string" calcext:value-type="string">
            <text:p>.......@M./.....</text:p>
          </table:table-cell>
          <table:table-cell/>
          <table:table-cell office:value-type="string" calcext:value-type="string">
            <text:p>Request Version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CAMEO 3 V1.50 <text:s text:c="3"/>.</text:p>
          </table:table-cell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10" office:value-type="string" calcext:value-type="string">
            <text:p>0050 <text:s/>01 01 <text:s text:c="44"/>..</text:p>
          </table:table-cell>
          <table:table-cell/>
          <table:table-cell office:value-type="string" calcext:value-type="string">
            <text:p>0050</text:p>
          </table:table-cell>
          <table:table-cell office:value-type="string" calcext:value-type="string">
            <text:p>01 01 <text:s text:c="41"/></text:p>
          </table:table-cell>
          <table:table-cell office:value-type="string" calcext:value-type="string">
            <text:p>..</text:p>
          </table:table-cell>
          <table:table-cell/>
          <table:table-cell table:style-name="ce20" office:value-type="string" calcext:value-type="string">
            <text:p>Status Exchange (Ready)</text:p>
          </table:table-cell>
          <table:table-cell table:style-name="ce20" office:value-type="string" calcext:value-type="string">
            <text:p>1b 05</text:p>
          </table:table-cell>
          <table:table-cell table:style-name="ce20" office:value-type="string" calcext:value-type="string">
            <text:p>30 03</text:p>
          </table:table-cell>
          <table:table-cell table:number-columns-repeated="100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ost</text:p>
          </table:table-cell>
          <table:table-cell table:style-name="ce1" office:value-type="string" calcext:value-type="string">
            <text:p>3.2.1</text:p>
          </table:table-cell>
          <table:table-cell table:style-name="ce1" office:value-type="string" calcext:value-type="string">
            <text:p>URB_SUBMIT ('S')</text:p>
          </table:table-cell>
          <table:table-cell table:style-name="ce10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3"/>
          <table:table-cell office:value-type="string" calcext:value-type="string">
            <text:p>Request Version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CAMEO 3 V1.50 <text:s text:c="3"/>.</text:p>
          </table:table-cell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10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/>
          <table:table-cell table:style-name="ce20" office:value-type="string" calcext:value-type="string">
            <text:p>Status Exchange (Ready)</text:p>
          </table:table-cell>
          <table:table-cell table:style-name="ce20" office:value-type="string" calcext:value-type="string">
            <text:p>1b 05</text:p>
          </table:table-cell>
          <table:table-cell table:style-name="ce20" office:value-type="string" calcext:value-type="string">
            <text:p>30 03</text:p>
          </table:table-cell>
          <table:table-cell table:number-columns-repeated="100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3.2.2</text:p>
          </table:table-cell>
          <table:table-cell table:style-name="ce1" office:value-type="string" calcext:value-type="string">
            <text:p>host</text:p>
          </table:table-cell>
          <table:table-cell table:style-name="ce1" office:value-type="string" calcext:value-type="string">
            <text:p>URB_COMPLETE ('C')</text:p>
          </table:table-cell>
          <table:table-cell table:style-name="ce10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3"/>
          <table:table-cell table:style-name="ce20" office:value-type="string" calcext:value-type="string">
            <text:p>Status Exchange (Ready)</text:p>
          </table:table-cell>
          <table:table-cell table:style-name="ce20" office:value-type="string" calcext:value-type="string">
            <text:p>1b 05</text:p>
          </table:table-cell>
          <table:table-cell table:style-name="ce20" office:value-type="string" calcext:value-type="string">
            <text:p>30 03</text:p>
          </table:table-cell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10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et Upper Left Coord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0,0</text:p>
          </table:table-cell>
          <table:table-cell table:number-columns-repeated="100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ost</text:p>
          </table:table-cell>
          <table:table-cell table:style-name="ce1" office:value-type="string" calcext:value-type="string">
            <text:p>3.2.1</text:p>
          </table:table-cell>
          <table:table-cell table:style-name="ce1" office:value-type="string" calcext:value-type="string">
            <text:p>URB_SUBMIT ('S')</text:p>
          </table:table-cell>
          <table:table-cell table:style-name="ce10" office:value-type="float" office:value="464703" calcext:value-type="float">
            <text:p>464703</text:p>
          </table:table-cell>
          <table:table-cell table:number-columns-repeated="5"/>
          <table:table-cell office:value-type="string" calcext:value-type="string">
            <text:p>Get Lower Right Coor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12200,6100</text:p>
          </table:table-cell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10" office:value-type="string" calcext:value-type="string">
            <text:p>0040 <text:s/>46 47 03 <text:s text:c="41"/>FG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46 47 03 <text:s text:c="38"/></text:p>
          </table:table-cell>
          <table:table-cell office:value-type="string" calcext:value-type="string">
            <text:p>FG.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FQ0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3.2.2</text:p>
          </table:table-cell>
          <table:table-cell table:style-name="ce1" office:value-type="string" calcext:value-type="string">
            <text:p>host</text:p>
          </table:table-cell>
          <table:table-cell table:style-name="ce1" office:value-type="string" calcext:value-type="string">
            <text:p>URB_COMPLETE ('C')</text:p>
          </table:table-cell>
          <table:table-cell table:style-name="ce10" office:value-type="string" calcext:value-type="string">
            <text:p>43414d454f20332056312e35302020202003</text:p>
          </table:table-cell>
          <table:table-cell table:number-columns-repeated="5"/>
          <table:table-cell office:value-type="string" calcext:value-type="string">
            <text:p>Unknown</text:p>
          </table:table-cell>
          <table:table-cell office:value-type="string" calcext:value-type="string">
            <text:p>FQ2</text:p>
          </table:table-cell>
          <table:table-cell office:value-type="float" office:value="18" calcext:value-type="float">
            <text:p>18</text:p>
          </table:table-cell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10" office:value-type="string" calcext:value-type="string">
            <text:p>0040 <text:s/>43 41 4d 45 4f 20 33 20 56 31 2e 35 30 20 20 20 <text:s text:c="2"/>CAMEO 3 V1.50 <text:s text:c="2"/>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43 41 4d 45 4f 20 33 20 56 31 2e 35 30 20 20 20</text:p>
          </table:table-cell>
          <table:table-cell office:value-type="string" calcext:value-type="string">
            <text:p>CAMEO 3 V1.50 <text:s text:c="2"/>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TB71</text:p>
          </table:table-cell>
          <table:table-cell office:value-type="string" calcext:value-type="string">
            <text:p>0,0</text:p>
          </table:table-cell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10" office:value-type="string" calcext:value-type="string">
            <text:p>0050 <text:s/>20 03 <text:s text:c="45"/>.</text:p>
          </table:table-cell>
          <table:table-cell/>
          <table:table-cell office:value-type="string" calcext:value-type="string">
            <text:p>0050</text:p>
          </table:table-cell>
          <table:table-cell office:value-type="string" calcext:value-type="string">
            <text:p>20 03 <text:s text:c="41"/></text:p>
          </table:table-cell>
          <table:table-cell office:value-type="string" calcext:value-type="string">
            <text:p><text:s/>.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,0</text:p>
          </table:table-cell>
          <table:table-cell table:number-columns-repeated="100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host</text:p>
          </table:table-cell>
          <table:table-cell table:style-name="ce1" office:value-type="string" calcext:value-type="string">
            <text:p>3.2.1</text:p>
          </table:table-cell>
          <table:table-cell table:style-name="ce1" office:value-type="string" calcext:value-type="string">
            <text:p>URB_SUBMIT ('S')</text:p>
          </table:table-cell>
          <table:table-cell table:style-name="ce10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3"/>
          <table:table-cell table:style-name="ce20" office:value-type="string" calcext:value-type="string">
            <text:p>Status Exchange (Ready)</text:p>
          </table:table-cell>
          <table:table-cell table:style-name="ce20" office:value-type="string" calcext:value-type="string">
            <text:p>1b 05</text:p>
          </table:table-cell>
          <table:table-cell table:style-name="ce20" office:value-type="string" calcext:value-type="string">
            <text:p>30 03</text:p>
          </table:table-cell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10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/>
          <table:table-cell office:value-type="string" calcext:value-type="string">
            <text:p>…</text:p>
          </table:table-cell>
          <table:table-cell table:number-columns-repeated="100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3.2.2</text:p>
          </table:table-cell>
          <table:table-cell table:style-name="ce1" office:value-type="string" calcext:value-type="string">
            <text:p>host</text:p>
          </table:table-cell>
          <table:table-cell table:style-name="ce1" office:value-type="string" calcext:value-type="string">
            <text:p>URB_COMPLETE ('C')</text:p>
          </table:table-cell>
          <table:table-cell table:style-name="ce10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3"/>
          <table:table-cell table:style-name="ce20" office:value-type="string" calcext:value-type="string">
            <text:p>Status Exchange (Ready)</text:p>
          </table:table-cell>
          <table:table-cell table:style-name="ce20" office:value-type="string" calcext:value-type="string">
            <text:p>1b 05</text:p>
          </table:table-cell>
          <table:table-cell table:style-name="ce20" office:value-type="string" calcext:value-type="string">
            <text:p>30 03</text:p>
          </table:table-cell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10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host</text:p>
          </table:table-cell>
          <table:table-cell table:style-name="ce1" office:value-type="string" calcext:value-type="string">
            <text:p>3.2.1</text:p>
          </table:table-cell>
          <table:table-cell table:style-name="ce1" office:value-type="string" calcext:value-type="string">
            <text:p>URB_SUBMIT ('S')</text:p>
          </table:table-cell>
          <table:table-cell table:style-name="ce10" office:value-type="float" office:value="464703" calcext:value-type="float">
            <text:p>464703</text:p>
          </table:table-cell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10" office:value-type="string" calcext:value-type="string">
            <text:p>0040 <text:s/>46 47 03 <text:s text:c="41"/>FG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46 47 03 <text:s text:c="38"/></text:p>
          </table:table-cell>
          <table:table-cell office:value-type="string" calcext:value-type="string">
            <text:p>FG.</text:p>
          </table:table-cell>
          <table:table-cell/>
          <table:table-cell table:style-name="ce18" office:value-type="string" calcext:value-type="string" table:number-columns-spanned="3" table:number-rows-spanned="1">
            <text:p>Initialization Sequence</text:p>
          </table:table-cell>
          <table:covered-table-cell table:number-columns-repeated="2" table:style-name="ce19"/>
          <table:table-cell table:number-columns-repeated="100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3.2.2</text:p>
          </table:table-cell>
          <table:table-cell table:style-name="ce1" office:value-type="string" calcext:value-type="string">
            <text:p>host</text:p>
          </table:table-cell>
          <table:table-cell table:style-name="ce1" office:value-type="string" calcext:value-type="string">
            <text:p>URB_COMPLETE ('C')</text:p>
          </table:table-cell>
          <table:table-cell table:style-name="ce10" office:value-type="string" calcext:value-type="string">
            <text:p>43414d454f20332056312e35302020202003</text:p>
          </table:table-cell>
          <table:table-cell table:number-columns-repeated="5"/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Command</text:p>
          </table:table-cell>
          <table:table-cell table:style-name="ce19" office:value-type="string" calcext:value-type="string">
            <text:p>Response</text:p>
          </table:table-cell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10" office:value-type="string" calcext:value-type="string">
            <text:p>0040 <text:s/>43 41 4d 45 4f 20 33 20 56 31 2e 35 30 20 20 20 <text:s text:c="2"/>CAMEO 3 V1.50 <text:s text:c="2"/>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43 41 4d 45 4f 20 33 20 56 31 2e 35 30 20 20 20</text:p>
          </table:table-cell>
          <table:table-cell office:value-type="string" calcext:value-type="string">
            <text:p>CAMEO 3 V1.50 <text:s text:c="2"/></text:p>
          </table:table-cell>
          <table:table-cell table:number-columns-repeated="2"/>
          <table:table-cell office:value-type="string" calcext:value-type="string">
            <text:p>TG1</text:p>
          </table:table-cell>
          <table:table-cell table:number-columns-repeated="1008"/>
        </table:table-row>
        <table:table-row table:style-name="ro1">
          <table:table-cell table:style-name="ce1" table:number-columns-repeated="4"/>
          <table:table-cell table:style-name="ce10" office:value-type="string" calcext:value-type="string">
            <text:p>0050 <text:s/>20 03 <text:s text:c="45"/>.</text:p>
          </table:table-cell>
          <table:table-cell/>
          <table:table-cell office:value-type="string" calcext:value-type="string">
            <text:p>0050</text:p>
          </table:table-cell>
          <table:table-cell office:value-type="string" calcext:value-type="string">
            <text:p>20 03 <text:s text:c="41"/></text:p>
          </table:table-cell>
          <table:table-cell office:value-type="string" calcext:value-type="string">
            <text:p><text:s/>.</text:p>
          </table:table-cell>
          <table:table-cell table:number-columns-repeated="2"/>
          <table:table-cell office:value-type="string" calcext:value-type="string">
            <text:p>FN0</text:p>
          </table:table-cell>
          <table:table-cell table:number-columns-repeated="100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host</text:p>
          </table:table-cell>
          <table:table-cell table:style-name="ce1" office:value-type="string" calcext:value-type="string">
            <text:p>3.2.1</text:p>
          </table:table-cell>
          <table:table-cell table:style-name="ce1" office:value-type="string" calcext:value-type="string">
            <text:p>URB_SUBMIT ('S')</text:p>
          </table:table-cell>
          <table:table-cell table:style-name="ce10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4"/>
          <table:table-cell office:value-type="string" calcext:value-type="string">
            <text:p>TB50,0</text:p>
          </table:table-cell>
          <table:table-cell table:number-columns-repeated="1008"/>
        </table:table-row>
        <table:table-row table:style-name="ro1">
          <table:table-cell table:style-name="ce1" table:number-columns-repeated="4"/>
          <table:table-cell table:style-name="ce10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/>
          <table:table-cell office:value-type="string" calcext:value-type="string">
            <text:p>Set Upper Left Coord</text:p>
          </table:table-cell>
          <table:table-cell office:value-type="string" calcext:value-type="string">
            <text:p>\30,30</text:p>
          </table:table-cell>
          <table:table-cell table:number-columns-repeated="100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3.2.2</text:p>
          </table:table-cell>
          <table:table-cell table:style-name="ce1" office:value-type="string" calcext:value-type="string">
            <text:p>host</text:p>
          </table:table-cell>
          <table:table-cell table:style-name="ce1" office:value-type="string" calcext:value-type="string">
            <text:p>URB_COMPLETE ('C')</text:p>
          </table:table-cell>
          <table:table-cell table:style-name="ce10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3"/>
          <table:table-cell office:value-type="string" calcext:value-type="string">
            <text:p>Set Lower Right Coord</text:p>
          </table:table-cell>
          <table:table-cell office:value-type="string" calcext:value-type="string">
            <text:p>Z5558,4288</text:p>
          </table:table-cell>
          <table:table-cell table:number-columns-repeated="1008"/>
        </table:table-row>
        <table:table-row table:style-name="ro1">
          <table:table-cell table:style-name="ce1" table:number-columns-repeated="4"/>
          <table:table-cell table:style-name="ce10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t Force</text:p>
          </table:table-cell>
          <table:table-cell office:value-type="string" calcext:value-type="string">
            <text:p>FX33,1</text:p>
          </table:table-cell>
          <table:table-cell table:number-columns-repeated="100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host</text:p>
          </table:table-cell>
          <table:table-cell table:style-name="ce1" office:value-type="string" calcext:value-type="string">
            <text:p>3.2.1</text:p>
          </table:table-cell>
          <table:table-cell table:style-name="ce1" office:value-type="string" calcext:value-type="string">
            <text:p>URB_SUBMIT ('S')</text:p>
          </table:table-cell>
          <table:table-cell table:style-name="ce10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3"/>
          <table:table-cell office:value-type="string" calcext:value-type="string">
            <text:p>Set Speed</text:p>
          </table:table-cell>
          <table:table-cell office:value-type="string" calcext:value-type="string">
            <text:p>!5,1</text:p>
          </table:table-cell>
          <table:table-cell table:number-columns-repeated="1008"/>
        </table:table-row>
        <table:table-row table:style-name="ro1">
          <table:table-cell table:style-name="ce1" table:number-columns-repeated="4"/>
          <table:table-cell table:style-name="ce10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/>
          <table:table-cell office:value-type="string" calcext:value-type="string">
            <text:p>Set Cutting Offset</text:p>
          </table:table-cell>
          <table:table-cell office:value-type="string" calcext:value-type="string">
            <text:p>FC18,1,1</text:p>
          </table:table-cell>
          <table:table-cell table:number-columns-repeated="100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3.2.2</text:p>
          </table:table-cell>
          <table:table-cell table:style-name="ce1" office:value-type="string" calcext:value-type="string">
            <text:p>host</text:p>
          </table:table-cell>
          <table:table-cell table:style-name="ce1" office:value-type="string" calcext:value-type="string">
            <text:p>URB_COMPLETE ('C')</text:p>
          </table:table-cell>
          <table:table-cell table:style-name="ce10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4"/>
          <table:table-cell office:value-type="string" calcext:value-type="string">
            <text:p>FE0,1</text:p>
          </table:table-cell>
          <table:table-cell table:number-columns-repeated="1008"/>
        </table:table-row>
        <table:table-row table:style-name="ro1">
          <table:table-cell table:style-name="ce1" table:number-columns-repeated="4"/>
          <table:table-cell table:style-name="ce10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F1,1,1</text:p>
          </table:table-cell>
          <table:table-cell table:number-columns-repeated="100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host</text:p>
          </table:table-cell>
          <table:table-cell table:style-name="ce1" office:value-type="string" calcext:value-type="string">
            <text:p>3.2.1</text:p>
          </table:table-cell>
          <table:table-cell table:style-name="ce1" office:value-type="string" calcext:value-type="string">
            <text:p>URB_SUBMIT ('S')</text:p>
          </table:table-cell>
          <table:table-cell table:style-name="ce10" office:value-type="string" calcext:value-type="string">
            <text:p>5b03</text:p>
          </table:table-cell>
          <table:table-cell/>
          <table:table-cell office:value-type="string" calcext:value-type="string">
            <text:p>5b03</text:p>
          </table:table-cell>
          <table:table-cell table:number-columns-repeated="3"/>
          <table:table-cell office:value-type="string" calcext:value-type="string">
            <text:p>Set Cutting Offset</text:p>
          </table:table-cell>
          <table:table-cell office:value-type="string" calcext:value-type="string">
            <text:p>FC18,1,1</text:p>
          </table:table-cell>
          <table:table-cell table:number-columns-repeated="1008"/>
        </table:table-row>
        <table:table-row table:style-name="ro1">
          <table:table-cell table:style-name="ce1" table:number-columns-repeated="4"/>
          <table:table-cell table:style-name="ce10" office:value-type="string" calcext:value-type="string">
            <text:p>0040 <text:s/>5b 03 <text:s text:c="44"/>[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5b 03 <text:s text:c="41"/></text:p>
          </table:table-cell>
          <table:table-cell office:value-type="string" calcext:value-type="string">
            <text:p>[.</text:p>
          </table:table-cell>
          <table:table-cell/>
          <table:table-cell office:value-type="string" calcext:value-type="string">
            <text:p>Prep Auto Blade</text:p>
          </table:table-cell>
          <table:table-cell office:value-type="string" calcext:value-type="string">
            <text:p>FY1</text:p>
          </table:table-cell>
          <table:table-cell table:number-columns-repeated="100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3.2.2</text:p>
          </table:table-cell>
          <table:table-cell table:style-name="ce1" office:value-type="string" calcext:value-type="string">
            <text:p>host</text:p>
          </table:table-cell>
          <table:table-cell table:style-name="ce1" office:value-type="string" calcext:value-type="string">
            <text:p>URB_COMPLETE ('C')</text:p>
          </table:table-cell>
          <table:table-cell table:style-name="ce10" office:value-type="string" calcext:value-type="string">
            <text:p>2020202020302c20202020203003</text:p>
          </table:table-cell>
          <table:table-cell table:number-columns-repeated="5"/>
          <table:table-cell office:value-type="string" calcext:value-type="string">
            <text:p>Set Auto Blade Depth</text:p>
          </table:table-cell>
          <table:table-cell office:value-type="string" calcext:value-type="string">
            <text:p>TF1,1</text:p>
          </table:table-cell>
          <table:table-cell table:number-columns-repeated="1008"/>
        </table:table-row>
        <table:table-row table:style-name="ro1">
          <table:table-cell table:style-name="ce1" table:number-columns-repeated="4"/>
          <table:table-cell table:style-name="ce10" office:value-type="string" calcext:value-type="string">
            <text:p>0040 <text:s/>20 20 20 20 20 30 2c 20 20 20 20 20 30 03 <text:s text:c="13"/>0, <text:s text:c="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20 20 20 20 20 30 2c 20 20 20 20 20 30 03 <text:s text:c="5"/></text:p>
          </table:table-cell>
          <table:table-cell office:value-type="string" calcext:value-type="string">
            <text:p><text:s text:c="5"/>0, <text:s text:c="4"/>0.</text:p>
          </table:table-cell>
          <table:table-cell/>
          <table:table-cell office:value-type="string" calcext:value-type="string">
            <text:p>Status Exchange (Busy)</text:p>
          </table:table-cell>
          <table:table-cell office:value-type="string" calcext:value-type="string">
            <text:p>1b 05</text:p>
          </table:table-cell>
          <table:table-cell office:value-type="string" calcext:value-type="string">
            <text:p>31 03</text:p>
          </table:table-cell>
          <table:table-cell table:number-columns-repeated="100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host</text:p>
          </table:table-cell>
          <table:table-cell table:style-name="ce1" office:value-type="string" calcext:value-type="string">
            <text:p>3.2.1</text:p>
          </table:table-cell>
          <table:table-cell table:style-name="ce1" office:value-type="string" calcext:value-type="string">
            <text:p>URB_SUBMIT ('S')</text:p>
          </table:table-cell>
          <table:table-cell table:style-name="ce10" office:value-type="float" office:value="5503" calcext:value-type="float">
            <text:p>5503</text:p>
          </table:table-cell>
          <table:table-cell/>
          <table:table-cell office:value-type="string" calcext:value-type="string">
            <text:p>5503</text:p>
          </table:table-cell>
          <table:table-cell table:number-columns-repeated="3"/>
          <table:table-cell office:value-type="string" calcext:value-type="string">
            <text:p>…</text:p>
          </table:table-cell>
          <table:table-cell table:number-columns-repeated="1009"/>
        </table:table-row>
        <table:table-row table:style-name="ro1">
          <table:table-cell table:style-name="ce1" table:number-columns-repeated="4"/>
          <table:table-cell table:style-name="ce10" office:value-type="string" calcext:value-type="string">
            <text:p>0040 <text:s/>55 03 <text:s text:c="44"/>U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55 03 <text:s text:c="41"/></text:p>
          </table:table-cell>
          <table:table-cell office:value-type="string" calcext:value-type="string">
            <text:p>U.</text:p>
          </table:table-cell>
          <table:table-cell/>
          <table:table-cell office:value-type="string" calcext:value-type="string">
            <text:p>Status Exchange (Ready)</text:p>
          </table:table-cell>
          <table:table-cell office:value-type="string" calcext:value-type="string">
            <text:p>1b 05</text:p>
          </table:table-cell>
          <table:table-cell office:value-type="string" calcext:value-type="string">
            <text:p>30 30</text:p>
          </table:table-cell>
          <table:table-cell table:number-columns-repeated="100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3.2.2</text:p>
          </table:table-cell>
          <table:table-cell table:style-name="ce1" office:value-type="string" calcext:value-type="string">
            <text:p>host</text:p>
          </table:table-cell>
          <table:table-cell table:style-name="ce1" office:value-type="string" calcext:value-type="string">
            <text:p>URB_COMPLETE ('C')</text:p>
          </table:table-cell>
          <table:table-cell table:style-name="ce10" office:value-type="string" calcext:value-type="string">
            <text:p>2031323230302c20203631303003</text:p>
          </table:table-cell>
          <table:table-cell table:number-columns-repeated="5"/>
          <table:table-cell table:style-name="ce18" office:value-type="string" calcext:value-type="string" table:number-columns-spanned="3" table:number-rows-spanned="1">
            <text:p>Drawing Sequence</text:p>
          </table:table-cell>
          <table:covered-table-cell table:number-columns-repeated="2" table:style-name="ce19"/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10" office:value-type="string" calcext:value-type="string">
            <text:p>0040 <text:s/>20 31 32 32 30 30 2c 20 20 36 31 30 30 03 <text:s text:c="9"/>12200, <text:s/>610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20 31 32 32 30 30 2c 20 20 36 31 30 30 03 <text:s text:c="5"/></text:p>
          </table:table-cell>
          <table:table-cell office:value-type="string" calcext:value-type="string">
            <text:p><text:s/>12200, <text:s/>6100.</text:p>
          </table:table-cell>
          <table:table-cell/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Command</text:p>
          </table:table-cell>
          <table:table-cell table:style-name="ce19" office:value-type="string" calcext:value-type="string">
            <text:p>Response</text:p>
          </table:table-cell>
          <table:table-cell table:number-columns-repeated="100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host</text:p>
          </table:table-cell>
          <table:table-cell table:style-name="ce1" office:value-type="string" calcext:value-type="string">
            <text:p>3.2.1</text:p>
          </table:table-cell>
          <table:table-cell table:style-name="ce1" office:value-type="string" calcext:value-type="string">
            <text:p>URB_SUBMIT ('S')</text:p>
          </table:table-cell>
          <table:table-cell table:style-name="ce10" office:value-type="float" office:value="46513003" calcext:value-type="float">
            <text:p>46513003</text:p>
          </table:table-cell>
          <table:table-cell table:number-columns-repeated="5"/>
          <table:table-cell office:value-type="string" calcext:value-type="string">
            <text:p>Move</text:p>
          </table:table-cell>
          <table:table-cell office:value-type="string" calcext:value-type="string">
            <text:p>M254,274</text:p>
          </table:table-cell>
          <table:table-cell table:number-columns-repeated="1008"/>
        </table:table-row>
        <table:table-row table:style-name="ro1">
          <table:table-cell table:style-name="ce1" table:number-columns-repeated="4"/>
          <table:table-cell table:style-name="ce10" office:value-type="string" calcext:value-type="string">
            <text:p>0040 <text:s/>46 51 30 03 <text:s text:c="38"/>FQ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46 51 30 03 <text:s text:c="35"/></text:p>
          </table:table-cell>
          <table:table-cell office:value-type="string" calcext:value-type="string">
            <text:p>FQ0.</text:p>
          </table:table-cell>
          <table:table-cell table:number-columns-repeated="2"/>
          <table:table-cell office:value-type="string" calcext:value-type="string">
            <text:p>BE1…</text:p>
          </table:table-cell>
          <table:table-cell table:number-columns-repeated="100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3.2.2</text:p>
          </table:table-cell>
          <table:table-cell table:style-name="ce1" office:value-type="string" calcext:value-type="string">
            <text:p>host</text:p>
          </table:table-cell>
          <table:table-cell table:style-name="ce1" office:value-type="string" calcext:value-type="string">
            <text:p>URB_COMPLETE ('C')</text:p>
          </table:table-cell>
          <table:table-cell table:style-name="ce10" office:value-type="float" office:value="202020203503" calcext:value-type="float">
            <text:p>202020203503</text:p>
          </table:table-cell>
          <table:table-cell table:number-columns-repeated="6"/>
          <table:table-cell office:value-type="string" calcext:value-type="string">
            <text:p>BE2…</text:p>
          </table:table-cell>
          <table:table-cell table:number-columns-repeated="1008"/>
        </table:table-row>
        <table:table-row table:style-name="ro1">
          <table:table-cell table:style-name="ce1" table:number-columns-repeated="4"/>
          <table:table-cell table:style-name="ce10" office:value-type="string" calcext:value-type="string">
            <text:p>0040 <text:s/>20 20 20 20 35 03 <text:s text:c="36"/>5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20 20 20 20 35 03 <text:s text:c="29"/>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BE1…</text:p>
          </table:table-cell>
          <table:table-cell table:number-columns-repeated="100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host</text:p>
          </table:table-cell>
          <table:table-cell table:style-name="ce1" office:value-type="string" calcext:value-type="string">
            <text:p>3.2.1</text:p>
          </table:table-cell>
          <table:table-cell table:style-name="ce1" office:value-type="string" calcext:value-type="string">
            <text:p>URB_SUBMIT ('S')</text:p>
          </table:table-cell>
          <table:table-cell table:style-name="ce10" office:value-type="float" office:value="46513203" calcext:value-type="float">
            <text:p>46513203</text:p>
          </table:table-cell>
          <table:table-cell table:number-columns-repeated="5"/>
          <table:table-cell office:value-type="string" calcext:value-type="string">
            <text:p>Status Exchange (Busy)</text:p>
          </table:table-cell>
          <table:table-cell office:value-type="string" calcext:value-type="string">
            <text:p>1b 05</text:p>
          </table:table-cell>
          <table:table-cell office:value-type="string" calcext:value-type="string">
            <text:p>31 03</text:p>
          </table:table-cell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10" office:value-type="string" calcext:value-type="string">
            <text:p>0040 <text:s/>46 51 32 03 <text:s text:c="38"/>FQ2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46 51 32 03 <text:s text:c="35"/></text:p>
          </table:table-cell>
          <table:table-cell office:value-type="string" calcext:value-type="string">
            <text:p>FQ2.</text:p>
          </table:table-cell>
          <table:table-cell/>
          <table:table-cell table:style-name="ce21" office:value-type="string" calcext:value-type="string" table:number-columns-spanned="3" table:number-rows-spanned="1">
            <text:p>PAUSE BUTTON HIT</text:p>
          </table:table-cell>
          <table:covered-table-cell table:number-columns-repeated="2"/>
          <table:table-cell table:number-columns-repeated="100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3.2.2</text:p>
          </table:table-cell>
          <table:table-cell table:style-name="ce1" office:value-type="string" calcext:value-type="string">
            <text:p>host</text:p>
          </table:table-cell>
          <table:table-cell table:style-name="ce1" office:value-type="string" calcext:value-type="string">
            <text:p>URB_COMPLETE ('C')</text:p>
          </table:table-cell>
          <table:table-cell table:style-name="ce10" office:value-type="float" office:value="202020313803" calcext:value-type="float">
            <text:p>202020313803</text:p>
          </table:table-cell>
          <table:table-cell table:number-columns-repeated="5"/>
          <table:table-cell office:value-type="string" calcext:value-type="string">
            <text:p>Status Exchange (???)</text:p>
          </table:table-cell>
          <table:table-cell office:value-type="string" calcext:value-type="string">
            <text:p>1b 05</text:p>
          </table:table-cell>
          <table:table-cell office:value-type="string" calcext:value-type="string">
            <text:p>33 03</text:p>
          </table:table-cell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10" office:value-type="string" calcext:value-type="string">
            <text:p>0040 <text:s/>20 20 20 31 38 03 <text:s text:c="35"/>18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20 20 20 31 38 03 <text:s text:c="29"/>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…</text:p>
          </table:table-cell>
          <table:table-cell table:number-columns-repeated="100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host</text:p>
          </table:table-cell>
          <table:table-cell table:style-name="ce1" office:value-type="string" calcext:value-type="string">
            <text:p>3.2.1</text:p>
          </table:table-cell>
          <table:table-cell table:style-name="ce1" office:value-type="string" calcext:value-type="string">
            <text:p>URB_SUBMIT ('S')</text:p>
          </table:table-cell>
          <table:table-cell table:style-name="ce10" office:value-type="float" office:value="5442373103" calcext:value-type="float">
            <text:p>5442373103</text:p>
          </table:table-cell>
          <table:table-cell table:number-columns-repeated="5"/>
          <table:table-cell office:value-type="string" calcext:value-type="string">
            <text:p>Status Exchange (???)</text:p>
          </table:table-cell>
          <table:table-cell office:value-type="string" calcext:value-type="string">
            <text:p>1b 05</text:p>
          </table:table-cell>
          <table:table-cell office:value-type="string" calcext:value-type="string">
            <text:p>33 03</text:p>
          </table:table-cell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10" office:value-type="string" calcext:value-type="string">
            <text:p>0040 <text:s/>54 42 37 31 03 <text:s text:c="35"/>TB7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54 42 37 31 03 <text:s text:c="32"/></text:p>
          </table:table-cell>
          <table:table-cell office:value-type="string" calcext:value-type="string">
            <text:p>TB71.</text:p>
          </table:table-cell>
          <table:table-cell/>
          <table:table-cell table:style-name="ce21" office:value-type="string" calcext:value-type="string" table:number-columns-spanned="3" table:number-rows-spanned="1">
            <text:p>RESUME BUTTON HIT</text:p>
          </table:table-cell>
          <table:covered-table-cell table:number-columns-repeated="2"/>
          <table:table-cell table:number-columns-repeated="100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3.2.2</text:p>
          </table:table-cell>
          <table:table-cell table:style-name="ce1" office:value-type="string" calcext:value-type="string">
            <text:p>host</text:p>
          </table:table-cell>
          <table:table-cell table:style-name="ce1" office:value-type="string" calcext:value-type="string">
            <text:p>URB_COMPLETE ('C')</text:p>
          </table:table-cell>
          <table:table-cell table:style-name="ce10" office:value-type="string" calcext:value-type="string">
            <text:p>20202020302c202020203003</text:p>
          </table:table-cell>
          <table:table-cell table:number-columns-repeated="5"/>
          <table:table-cell office:value-type="string" calcext:value-type="string">
            <text:p>Status Exchange (Ready)</text:p>
          </table:table-cell>
          <table:table-cell office:value-type="string" calcext:value-type="string">
            <text:p>1b 05</text:p>
          </table:table-cell>
          <table:table-cell office:value-type="string" calcext:value-type="string">
            <text:p>30 30</text:p>
          </table:table-cell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10" office:value-type="string" calcext:value-type="string">
            <text:p>0040 <text:s/>20 20 20 20 30 2c 20 20 20 20 30 03 <text:s text:c="18"/>0, <text:s text:c="3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20 20 20 20 30 2c 20 20 20 20 30 03 <text:s text:c="11"/></text:p>
          </table:table-cell>
          <table:table-cell office:value-type="string" calcext:value-type="string">
            <text:p><text:s text:c="4"/>0, <text:s text:c="3"/>0.</text:p>
          </table:table-cell>
          <table:table-cell/>
          <table:table-cell office:value-type="string" calcext:value-type="string">
            <text:p>Status Exchange (Ready)</text:p>
          </table:table-cell>
          <table:table-cell office:value-type="string" calcext:value-type="string">
            <text:p>1b 05</text:p>
          </table:table-cell>
          <table:table-cell office:value-type="string" calcext:value-type="string">
            <text:p>30 30</text:p>
          </table:table-cell>
          <table:table-cell table:number-columns-repeated="100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host</text:p>
          </table:table-cell>
          <table:table-cell table:style-name="ce1" office:value-type="string" calcext:value-type="string">
            <text:p>3.2.1</text:p>
          </table:table-cell>
          <table:table-cell table:style-name="ce1" office:value-type="string" calcext:value-type="string">
            <text:p>URB_SUBMIT ('S')</text:p>
          </table:table-cell>
          <table:table-cell table:style-name="ce10" office:value-type="float" office:value="464103" calcext:value-type="float">
            <text:p>464103</text:p>
          </table:table-cell>
          <table:table-cell table:number-columns-repeated="5"/>
          <table:table-cell office:value-type="string" calcext:value-type="string">
            <text:p>Status Exchange (Ready)</text:p>
          </table:table-cell>
          <table:table-cell office:value-type="string" calcext:value-type="string">
            <text:p>1b 05</text:p>
          </table:table-cell>
          <table:table-cell office:value-type="string" calcext:value-type="string">
            <text:p>30 30</text:p>
          </table:table-cell>
          <table:table-cell table:number-columns-repeated="1007"/>
        </table:table-row>
        <table:table-row table:style-name="ro1">
          <table:table-cell table:style-name="ce1" table:number-columns-repeated="4"/>
          <table:table-cell table:style-name="ce10" office:value-type="string" calcext:value-type="string">
            <text:p>0040 <text:s/>46 41 03 <text:s text:c="41"/>FA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46 41 03 <text:s text:c="38"/></text:p>
          </table:table-cell>
          <table:table-cell office:value-type="string" calcext:value-type="string">
            <text:p>FA.</text:p>
          </table:table-cell>
          <table:table-cell/>
          <table:table-cell office:value-type="string" calcext:value-type="string">
            <text:p>Line Type???</text:p>
          </table:table-cell>
          <table:table-cell office:value-type="string" calcext:value-type="string">
            <text:p>L0</text:p>
          </table:table-cell>
          <table:table-cell table:number-columns-repeated="100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3.2.2</text:p>
          </table:table-cell>
          <table:table-cell table:style-name="ce1" office:value-type="string" calcext:value-type="string">
            <text:p>host</text:p>
          </table:table-cell>
          <table:table-cell table:style-name="ce1" office:value-type="string" calcext:value-type="string">
            <text:p>URB_COMPLETE ('C')</text:p>
          </table:table-cell>
          <table:table-cell table:style-name="ce10" office:value-type="string" calcext:value-type="string">
            <text:p>20202020302c202020203003</text:p>
          </table:table-cell>
          <table:table-cell table:number-columns-repeated="5"/>
          <table:table-cell office:value-type="string" calcext:value-type="string">
            <text:p>Select Pen</text:p>
          </table:table-cell>
          <table:table-cell office:value-type="string" calcext:value-type="string">
            <text:p>J1</text:p>
          </table:table-cell>
          <table:table-cell table:number-columns-repeated="1008"/>
        </table:table-row>
        <table:table-row table:style-name="ro1">
          <table:table-cell table:style-name="ce1" table:number-columns-repeated="4"/>
          <table:table-cell table:style-name="ce10" office:value-type="string" calcext:value-type="string">
            <text:p>0040 <text:s/>20 20 20 20 30 2c 20 20 20 20 30 03 <text:s text:c="18"/>0, <text:s text:c="3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20 20 20 20 30 2c 20 20 20 20 30 03 <text:s text:c="11"/></text:p>
          </table:table-cell>
          <table:table-cell office:value-type="string" calcext:value-type="string">
            <text:p><text:s text:c="4"/>0, <text:s text:c="3"/>0.</text:p>
          </table:table-cell>
          <table:table-cell/>
          <table:table-cell office:value-type="string" calcext:value-type="string">
            <text:p>Set Force</text:p>
          </table:table-cell>
          <table:table-cell office:value-type="string" calcext:value-type="string">
            <text:p>FX25,1</text:p>
          </table:table-cell>
          <table:table-cell table:number-columns-repeated="1008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host</text:p>
          </table:table-cell>
          <table:table-cell table:style-name="ce1" office:value-type="string" calcext:value-type="string">
            <text:p>3.2.1</text:p>
          </table:table-cell>
          <table:table-cell table:style-name="ce1" office:value-type="string" calcext:value-type="string">
            <text:p>URB_SUBMIT ('S')</text:p>
          </table:table-cell>
          <table:table-cell table:style-name="ce10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3"/>
          <table:table-cell office:value-type="string" calcext:value-type="string">
            <text:p>Set Speed</text:p>
          </table:table-cell>
          <table:table-cell office:value-type="string" calcext:value-type="string">
            <text:p>!5,1</text:p>
          </table:table-cell>
          <table:table-cell table:number-columns-repeated="1008"/>
        </table:table-row>
        <table:table-row table:style-name="ro1">
          <table:table-cell table:style-name="ce1" table:number-columns-repeated="4"/>
          <table:table-cell table:style-name="ce10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/>
          <table:table-cell office:value-type="string" calcext:value-type="string">
            <text:p>Set Cutting Offset</text:p>
          </table:table-cell>
          <table:table-cell office:value-type="string" calcext:value-type="string">
            <text:p>FC18,1,1</text:p>
          </table:table-cell>
          <table:table-cell table:number-columns-repeated="1008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3.2.2</text:p>
          </table:table-cell>
          <table:table-cell table:style-name="ce1" office:value-type="string" calcext:value-type="string">
            <text:p>host</text:p>
          </table:table-cell>
          <table:table-cell table:style-name="ce1" office:value-type="string" calcext:value-type="string">
            <text:p>URB_COMPLETE ('C')</text:p>
          </table:table-cell>
          <table:table-cell table:style-name="ce10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4"/>
          <table:table-cell office:value-type="string" calcext:value-type="string">
            <text:p>FE0,1</text:p>
          </table:table-cell>
          <table:table-cell table:number-columns-repeated="1008"/>
        </table:table-row>
        <table:table-row table:style-name="ro1">
          <table:table-cell table:style-name="ce2" table:number-columns-repeated="4"/>
          <table:table-cell table:style-name="ce10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F1,1,1</text:p>
          </table:table-cell>
          <table:table-cell table:number-columns-repeated="1008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3"/>
          <table:table-cell office:value-type="string" calcext:value-type="string">
            <text:p>Set Cutting Offset</text:p>
          </table:table-cell>
          <table:table-cell office:value-type="string" calcext:value-type="string">
            <text:p>FC18,1,1</text:p>
          </table:table-cell>
          <table:table-cell table:number-columns-repeated="1008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/>
          <table:table-cell office:value-type="string" calcext:value-type="string">
            <text:p>Prep Auto Blade</text:p>
          </table:table-cell>
          <table:table-cell office:value-type="string" calcext:value-type="string">
            <text:p>FY1</text:p>
          </table:table-cell>
          <table:table-cell table:number-columns-repeated="1008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3"/>
          <table:table-cell office:value-type="string" calcext:value-type="string">
            <text:p>Set Auto Blade Depth</text:p>
          </table:table-cell>
          <table:table-cell office:value-type="string" calcext:value-type="string">
            <text:p>TF2,1</text:p>
          </table:table-cell>
          <table:table-cell table:number-columns-repeated="1008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tus Exchange (Busy)</text:p>
          </table:table-cell>
          <table:table-cell office:value-type="string" calcext:value-type="string">
            <text:p>1b 05</text:p>
          </table:table-cell>
          <table:table-cell office:value-type="string" calcext:value-type="string">
            <text:p>31 03</text:p>
          </table:table-cell>
          <table:table-cell table:number-columns-repeated="100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3"/>
          <table:table-cell office:value-type="string" calcext:value-type="string">
            <text:p>…</text:p>
          </table:table-cell>
          <table:table-cell table:number-columns-repeated="1009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/>
          <table:table-cell office:value-type="string" calcext:value-type="string">
            <text:p>Status Exchange (Busy)</text:p>
          </table:table-cell>
          <table:table-cell office:value-type="string" calcext:value-type="string">
            <text:p>1b 05</text:p>
          </table:table-cell>
          <table:table-cell office:value-type="string" calcext:value-type="string">
            <text:p>31 03</text:p>
          </table:table-cell>
          <table:table-cell table:number-columns-repeated="100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3"/>
          <table:table-cell office:value-type="string" calcext:value-type="string">
            <text:p>…</text:p>
          </table:table-cell>
          <table:table-cell table:number-columns-repeated="1009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tus Exchange (Ready)</text:p>
          </table:table-cell>
          <table:table-cell office:value-type="string" calcext:value-type="string">
            <text:p>1b 05</text:p>
          </table:table-cell>
          <table:table-cell office:value-type="string" calcext:value-type="string">
            <text:p>30 30</text:p>
          </table:table-cell>
          <table:table-cell table:number-columns-repeated="100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3"/>
          <table:table-cell office:value-type="string" calcext:value-type="string">
            <text:p>Move</text:p>
          </table:table-cell>
          <table:table-cell office:value-type="string" calcext:value-type="string">
            <text:p>M254,909</text:p>
          </table:table-cell>
          <table:table-cell table:number-columns-repeated="1008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2"/>
          <table:table-cell office:value-type="string" calcext:value-type="string">
            <text:p>BE1…</text:p>
          </table:table-cell>
          <table:table-cell table:number-columns-repeated="1008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4"/>
          <table:table-cell office:value-type="string" calcext:value-type="string">
            <text:p>BE2…</text:p>
          </table:table-cell>
          <table:table-cell table:number-columns-repeated="1008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E1…</text:p>
          </table:table-cell>
          <table:table-cell table:number-columns-repeated="1008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3"/>
          <table:table-cell office:value-type="string" calcext:value-type="string">
            <text:p>Status Exchange (Busy)</text:p>
          </table:table-cell>
          <table:table-cell office:value-type="string" calcext:value-type="string">
            <text:p>1b 05</text:p>
          </table:table-cell>
          <table:table-cell office:value-type="string" calcext:value-type="string">
            <text:p>31 03</text:p>
          </table:table-cell>
          <table:table-cell table:number-columns-repeated="1007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/>
          <table:table-cell office:value-type="string" calcext:value-type="string">
            <text:p>…</text:p>
          </table:table-cell>
          <table:table-cell table:number-columns-repeated="1009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3"/>
          <table:table-cell office:value-type="string" calcext:value-type="string">
            <text:p>Status Exchange (Ready)</text:p>
          </table:table-cell>
          <table:table-cell office:value-type="string" calcext:value-type="string">
            <text:p>1b 05</text:p>
          </table:table-cell>
          <table:table-cell office:value-type="string" calcext:value-type="string">
            <text:p>30 30</text:p>
          </table:table-cell>
          <table:table-cell table:number-columns-repeated="1007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tus Exchange (Ready)</text:p>
          </table:table-cell>
          <table:table-cell office:value-type="string" calcext:value-type="string">
            <text:p>1b 05</text:p>
          </table:table-cell>
          <table:table-cell office:value-type="string" calcext:value-type="string">
            <text:p>30 30</text:p>
          </table:table-cell>
          <table:table-cell table:number-columns-repeated="100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3"/>
          <table:table-cell office:value-type="string" calcext:value-type="string">
            <text:p>Status Exchange (Ready)</text:p>
          </table:table-cell>
          <table:table-cell office:value-type="string" calcext:value-type="string">
            <text:p>1b 05</text:p>
          </table:table-cell>
          <table:table-cell office:value-type="string" calcext:value-type="string">
            <text:p>30 30</text:p>
          </table:table-cell>
          <table:table-cell table:number-columns-repeated="1007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/>
          <table:table-cell office:value-type="string" calcext:value-type="string">
            <text:p>Line Type???</text:p>
          </table:table-cell>
          <table:table-cell office:value-type="string" calcext:value-type="string">
            <text:p>L0</text:p>
          </table:table-cell>
          <table:table-cell table:number-columns-repeated="1008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3"/>
          <table:table-cell office:value-type="string" calcext:value-type="string">
            <text:p>Select Pen</text:p>
          </table:table-cell>
          <table:table-cell office:value-type="string" calcext:value-type="string">
            <text:p>J1</text:p>
          </table:table-cell>
          <table:table-cell table:number-columns-repeated="1008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t Force</text:p>
          </table:table-cell>
          <table:table-cell office:value-type="string" calcext:value-type="string">
            <text:p>FX20,1</text:p>
          </table:table-cell>
          <table:table-cell table:number-columns-repeated="1008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3"/>
          <table:table-cell office:value-type="string" calcext:value-type="string">
            <text:p>Set Speed</text:p>
          </table:table-cell>
          <table:table-cell office:value-type="string" calcext:value-type="string">
            <text:p>!5,1</text:p>
          </table:table-cell>
          <table:table-cell table:number-columns-repeated="1008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/>
          <table:table-cell office:value-type="string" calcext:value-type="string">
            <text:p>Set Cutting Offset</text:p>
          </table:table-cell>
          <table:table-cell office:value-type="string" calcext:value-type="string">
            <text:p>FC18,1,1</text:p>
          </table:table-cell>
          <table:table-cell table:number-columns-repeated="1008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4"/>
          <table:table-cell office:value-type="string" calcext:value-type="string">
            <text:p>FE0,1</text:p>
          </table:table-cell>
          <table:table-cell table:number-columns-repeated="1008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F1,1,1</text:p>
          </table:table-cell>
          <table:table-cell table:number-columns-repeated="1008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3"/>
          <table:table-cell office:value-type="string" calcext:value-type="string">
            <text:p>Set Cutting Offset</text:p>
          </table:table-cell>
          <table:table-cell office:value-type="string" calcext:value-type="string">
            <text:p>FC18,1,1</text:p>
          </table:table-cell>
          <table:table-cell table:number-columns-repeated="1008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/>
          <table:table-cell office:value-type="string" calcext:value-type="string">
            <text:p>Prep Auto Blade</text:p>
          </table:table-cell>
          <table:table-cell office:value-type="string" calcext:value-type="string">
            <text:p>FY1</text:p>
          </table:table-cell>
          <table:table-cell table:number-columns-repeated="1008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3"/>
          <table:table-cell office:value-type="string" calcext:value-type="string">
            <text:p>Set Auto Blade Depth</text:p>
          </table:table-cell>
          <table:table-cell office:value-type="string" calcext:value-type="string">
            <text:p>TF3,1</text:p>
          </table:table-cell>
          <table:table-cell table:number-columns-repeated="1008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tus Exchange (Busy)</text:p>
          </table:table-cell>
          <table:table-cell office:value-type="string" calcext:value-type="string">
            <text:p>1b 05</text:p>
          </table:table-cell>
          <table:table-cell office:value-type="string" calcext:value-type="string">
            <text:p>31 03</text:p>
          </table:table-cell>
          <table:table-cell table:number-columns-repeated="100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3"/>
          <table:table-cell office:value-type="string" calcext:value-type="string">
            <text:p>…</text:p>
          </table:table-cell>
          <table:table-cell table:number-columns-repeated="1009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/>
          <table:table-cell table:style-name="ce21" office:value-type="string" calcext:value-type="string" table:number-columns-spanned="3" table:number-rows-spanned="1">
            <text:p>PAUSE BUTTON HIT</text:p>
          </table:table-cell>
          <table:covered-table-cell table:number-columns-repeated="2"/>
          <table:table-cell table:number-columns-repeated="100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3"/>
          <table:table-cell office:value-type="string" calcext:value-type="string">
            <text:p>Status Exchange (???)</text:p>
          </table:table-cell>
          <table:table-cell office:value-type="string" calcext:value-type="string">
            <text:p>1b 05</text:p>
          </table:table-cell>
          <table:table-cell office:value-type="string" calcext:value-type="string">
            <text:p>33 03</text:p>
          </table:table-cell>
          <table:table-cell table:number-columns-repeated="1007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…</text:p>
          </table:table-cell>
          <table:table-cell table:number-columns-repeated="1009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3"/>
          <table:table-cell table:style-name="ce21" office:value-type="string" calcext:value-type="string" table:number-columns-spanned="3" table:number-rows-spanned="1">
            <text:p>CANCEL BUTTON HIT</text:p>
          </table:table-cell>
          <table:covered-table-cell table:number-columns-repeated="2"/>
          <table:table-cell table:number-columns-repeated="1007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/>
          <table:table-cell office:value-type="string" calcext:value-type="string">
            <text:p>Status Exchange (CANCEL)</text:p>
          </table:table-cell>
          <table:table-cell office:value-type="string" calcext:value-type="string">
            <text:p>1b 05</text:p>
          </table:table-cell>
          <table:table-cell table:style-name="ce22" office:value-type="string" calcext:value-type="string">
            <text:p>34 03</text:p>
          </table:table-cell>
          <table:table-cell table:number-columns-repeated="100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4"/>
          <table:table-cell office:value-type="string" calcext:value-type="string">
            <text:p>FN0</text:p>
          </table:table-cell>
          <table:table-cell table:number-columns-repeated="1008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B50,0</text:p>
          </table:table-cell>
          <table:table-cell table:number-columns-repeated="1008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3"/>
          <table:table-cell office:value-type="string" calcext:value-type="string">
            <text:p>Status Exchange (Ready)</text:p>
          </table:table-cell>
          <table:table-cell office:value-type="string" calcext:value-type="string">
            <text:p>1b 05</text:p>
          </table:table-cell>
          <table:table-cell office:value-type="string" calcext:value-type="string">
            <text:p>30 30</text:p>
          </table:table-cell>
          <table:table-cell table:number-columns-repeated="1007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/>
          <table:table-cell office:value-type="string" calcext:value-type="string">
            <text:p>Request Version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CAMEO 3 V1.50 <text:s text:c="3"/>.</text:p>
          </table:table-cell>
          <table:table-cell table:number-columns-repeated="100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3"/>
          <table:table-cell office:value-type="string" calcext:value-type="string">
            <text:p>Status Exchange (Ready)</text:p>
          </table:table-cell>
          <table:table-cell office:value-type="string" calcext:value-type="string">
            <text:p>1b 05</text:p>
          </table:table-cell>
          <table:table-cell office:value-type="string" calcext:value-type="string">
            <text:p>30 30</text:p>
          </table:table-cell>
          <table:table-cell table:number-columns-repeated="1007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tus Exchange (Ready)</text:p>
          </table:table-cell>
          <table:table-cell office:value-type="string" calcext:value-type="string">
            <text:p>1b 05</text:p>
          </table:table-cell>
          <table:table-cell office:value-type="string" calcext:value-type="string">
            <text:p>30 30</text:p>
          </table:table-cell>
          <table:table-cell table:number-columns-repeated="100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3"/>
          <table:table-cell office:value-type="string" calcext:value-type="string">
            <text:p>Status Exchange (Ready)</text:p>
          </table:table-cell>
          <table:table-cell office:value-type="string" calcext:value-type="string">
            <text:p>1b 05</text:p>
          </table:table-cell>
          <table:table-cell office:value-type="string" calcext:value-type="string">
            <text:p>30 30</text:p>
          </table:table-cell>
          <table:table-cell table:number-columns-repeated="1007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/>
          <table:table-cell office:value-type="string" calcext:value-type="string">
            <text:p>Get Upper Left Coord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0,0</text:p>
          </table:table-cell>
          <table:table-cell table:number-columns-repeated="100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3"/>
          <table:table-cell office:value-type="string" calcext:value-type="string">
            <text:p>Get Lower Right Coor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5826,5212</text:p>
          </table:table-cell>
          <table:table-cell table:number-columns-repeated="1007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Q0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4"/>
          <table:table-cell office:value-type="string" calcext:value-type="string">
            <text:p>FQ2</text:p>
          </table:table-cell>
          <table:table-cell office:value-type="float" office:value="18" calcext:value-type="float">
            <text:p>18</text:p>
          </table:table-cell>
          <table:table-cell table:number-columns-repeated="1007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2"/>
          <table:table-cell office:value-type="string" calcext:value-type="string">
            <text:p>TB71</text:p>
          </table:table-cell>
          <table:table-cell office:value-type="string" calcext:value-type="string">
            <text:p>0,0</text:p>
          </table:table-cell>
          <table:table-cell table:number-columns-repeated="100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4"/>
          <table:table-cell office:value-type="string" calcext:value-type="string">
            <text:p>FA</text:p>
          </table:table-cell>
          <table:table-cell office:value-type="string" calcext:value-type="string">
            <text:p>0,0</text:p>
          </table:table-cell>
          <table:table-cell table:number-columns-repeated="1007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quest Version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CAMEO 3 V1.50 <text:s text:c="3"/>.</text:p>
          </table:table-cell>
          <table:table-cell table:number-columns-repeated="100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3"/>
          <table:table-cell office:value-type="string" calcext:value-type="string">
            <text:p>Status Exchange (Ready)</text:p>
          </table:table-cell>
          <table:table-cell office:value-type="string" calcext:value-type="string">
            <text:p>1b 05</text:p>
          </table:table-cell>
          <table:table-cell office:value-type="string" calcext:value-type="string">
            <text:p>30 30</text:p>
          </table:table-cell>
          <table:table-cell table:number-columns-repeated="1007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/>
          <table:table-cell office:value-type="string" calcext:value-type="string">
            <text:p>Status Exchange (Ready)</text:p>
          </table:table-cell>
          <table:table-cell office:value-type="string" calcext:value-type="string">
            <text:p>1b 05</text:p>
          </table:table-cell>
          <table:table-cell office:value-type="string" calcext:value-type="string">
            <text:p>30 30</text:p>
          </table:table-cell>
          <table:table-cell table:number-columns-repeated="100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3"/>
          <table:table-cell office:value-type="string" calcext:value-type="string">
            <text:p>Get Upper Left Coord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0,0</text:p>
          </table:table-cell>
          <table:table-cell table:number-columns-repeated="1007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et Lower Right Coor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5826,5212</text:p>
          </table:table-cell>
          <table:table-cell table:number-columns-repeated="100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4"/>
          <table:table-cell office:value-type="string" calcext:value-type="string">
            <text:p>FQ0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2"/>
          <table:table-cell office:value-type="string" calcext:value-type="string">
            <text:p>FQ2</text:p>
          </table:table-cell>
          <table:table-cell office:value-type="float" office:value="18" calcext:value-type="float">
            <text:p>18</text:p>
          </table:table-cell>
          <table:table-cell table:number-columns-repeated="100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4"/>
          <table:table-cell office:value-type="string" calcext:value-type="string">
            <text:p>TB71</text:p>
          </table:table-cell>
          <table:table-cell office:value-type="string" calcext:value-type="string">
            <text:p>0,0</text:p>
          </table:table-cell>
          <table:table-cell table:number-columns-repeated="1007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</text:p>
          </table:table-cell>
          <table:table-cell office:value-type="string" calcext:value-type="string">
            <text:p>0,0</text:p>
          </table:table-cell>
          <table:table-cell table:number-columns-repeated="100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3"/>
          <table:table-cell office:value-type="string" calcext:value-type="string">
            <text:p>Request Version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CAMEO 3 V1.50 <text:s text:c="3"/>.</text:p>
          </table:table-cell>
          <table:table-cell table:number-columns-repeated="1007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/>
          <table:table-cell office:value-type="string" calcext:value-type="string">
            <text:p>Status Exchange (Ready)</text:p>
          </table:table-cell>
          <table:table-cell office:value-type="string" calcext:value-type="string">
            <text:p>1b 05</text:p>
          </table:table-cell>
          <table:table-cell office:value-type="string" calcext:value-type="string">
            <text:p>30 30</text:p>
          </table:table-cell>
          <table:table-cell table:number-columns-repeated="100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3"/>
          <table:table-cell office:value-type="string" calcext:value-type="string">
            <text:p>…</text:p>
          </table:table-cell>
          <table:table-cell table:number-columns-repeated="1009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3.2.1</text:p>
          </table:table-cell>
          <table:table-cell table:style-name="ce3" office:value-type="string" calcext:value-type="string">
            <text:p>URB_SUBMIT ('S')</text:p>
          </table:table-cell>
          <table:table-cell table:style-name="ce11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3" office:value-type="string" calcext:value-type="string">
            <text:p>3.2.2</text:p>
          </table:table-cell>
          <table:table-cell table:style-name="ce3" office:value-type="string" calcext:value-type="string">
            <text:p>host</text:p>
          </table:table-cell>
          <table:table-cell table:style-name="ce3" office:value-type="string" calcext:value-type="string">
            <text:p>URB_COMPLETE ('C')</text:p>
          </table:table-cell>
          <table:table-cell table:style-name="ce11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3" table:number-columns-repeated="4"/>
          <table:table-cell table:style-name="ce11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54473103464e3003544235302c30035c33302c3330035a35...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0040 <text:s/>54 47 31 03 46 4e 30 03 54 42 35 30 2c 30 03 5c <text:s text:c="2"/>TG1.FN0.TB50,0.\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54 47 31 03 46 4e 30 03 54 42 35 30 2c 30 03 5c</text:p>
          </table:table-cell>
          <table:table-cell office:value-type="string" calcext:value-type="string">
            <text:p>TG1.FN0.TB50,0.\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0050 <text:s/>33 30 2c 33 30 03 5a 35 35 35 38 2c 34 32 38 38 <text:s text:c="2"/>30,30.Z5558,4288</text:p>
          </table:table-cell>
          <table:table-cell/>
          <table:table-cell office:value-type="string" calcext:value-type="string">
            <text:p>0050</text:p>
          </table:table-cell>
          <table:table-cell office:value-type="string" calcext:value-type="string">
            <text:p>33 30 2c 33 30 03 5a 35 35 35 38 2c 34 32 38 38</text:p>
          </table:table-cell>
          <table:table-cell office:value-type="string" calcext:value-type="string">
            <text:p>30,30.Z5558,4288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0060 <text:s/>03 4a 31 03 <text:s text:c="38"/>.J1.</text:p>
          </table:table-cell>
          <table:table-cell/>
          <table:table-cell office:value-type="string" calcext:value-type="string">
            <text:p>0060</text:p>
          </table:table-cell>
          <table:table-cell office:value-type="string" calcext:value-type="string">
            <text:p>03 4a 31 03 <text:s text:c="35"/></text:p>
          </table:table-cell>
          <table:table-cell office:value-type="string" calcext:value-type="string">
            <text:p>.J1.</text:p>
          </table:table-cell>
          <table:table-cell table:number-columns-repeated="1011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465833332c310321352c3103464331382c312c3103464530...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0040 <text:s/>46 58 33 33 2c 31 03 21 35 2c 31 03 46 43 31 38 <text:s text:c="2"/>FX33,1.!5,1.FC18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46 58 33 33 2c 31 03 21 35 2c 31 03 46 43 31 38</text:p>
          </table:table-cell>
          <table:table-cell office:value-type="string" calcext:value-type="string">
            <text:p>FX33,1.!5,1.FC18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0050 <text:s/>2c 31 2c 31 03 46 45 30 2c 31 03 <text:s text:c="17"/>,1,1.FE0,1.</text:p>
          </table:table-cell>
          <table:table-cell/>
          <table:table-cell office:value-type="string" calcext:value-type="string">
            <text:p>0050</text:p>
          </table:table-cell>
          <table:table-cell office:value-type="string" calcext:value-type="string">
            <text:p>2c 31 2c 31 03 46 45 30 2c 31 03 <text:s text:c="14"/></text:p>
          </table:table-cell>
          <table:table-cell office:value-type="string" calcext:value-type="string">
            <text:p>,1,1.FE0,1.</text:p>
          </table:table-cell>
          <table:table-cell table:number-columns-repeated="1011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4646312c312c3103464331382c312c310346593103544631...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0040 <text:s/>46 46 31 2c 31 2c 31 03 46 43 31 38 2c 31 2c 31 <text:s text:c="2"/>FF1,1,1.FC18,1,1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46 46 31 2c 31 2c 31 03 46 43 31 38 2c 31 2c 31</text:p>
          </table:table-cell>
          <table:table-cell office:value-type="string" calcext:value-type="string">
            <text:p>FF1,1,1.FC18,1,1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0050 <text:s/>03 46 59 31 03 54 46 31 2c 31 03 <text:s text:c="17"/>.FY1.TF1,1.</text:p>
          </table:table-cell>
          <table:table-cell/>
          <table:table-cell office:value-type="string" calcext:value-type="string">
            <text:p>0050</text:p>
          </table:table-cell>
          <table:table-cell office:value-type="string" calcext:value-type="string">
            <text:p>03 46 59 31 03 54 46 31 2c 31 03 <text:s text:c="14"/></text:p>
          </table:table-cell>
          <table:table-cell office:value-type="string" calcext:value-type="string">
            <text:p>.FY1.TF1,1.</text:p>
          </table:table-cell>
          <table:table-cell table:number-columns-repeated="1011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style-name="ce5" table:number-columns-repeated="4"/>
          <table:table-cell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6" office:value-type="float" office:value="369" calcext:value-type="float">
            <text:p>369</text:p>
          </table:table-cell>
          <table:table-cell table:style-name="ce6" office:value-type="string" calcext:value-type="string">
            <text:p>host</text:p>
          </table:table-cell>
          <table:table-cell table:style-name="ce6" office:value-type="string" calcext:value-type="string">
            <text:p>3.2.1</text:p>
          </table:table-cell>
          <table:table-cell table:style-name="ce6" office:value-type="string" calcext:value-type="string">
            <text:p>URB_SUBMIT ('S')</text:p>
          </table:table-cell>
          <table:table-cell table:style-name="ce13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6" table:number-columns-repeated="4"/>
          <table:table-cell table:style-name="ce13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6" office:value-type="float" office:value="370" calcext:value-type="float">
            <text:p>370</text:p>
          </table:table-cell>
          <table:table-cell table:style-name="ce6" office:value-type="string" calcext:value-type="string">
            <text:p>3.2.2</text:p>
          </table:table-cell>
          <table:table-cell table:style-name="ce6" office:value-type="string" calcext:value-type="string">
            <text:p>host</text:p>
          </table:table-cell>
          <table:table-cell table:style-name="ce6" office:value-type="string" calcext:value-type="string">
            <text:p>URB_COMPLETE ('C')</text:p>
          </table:table-cell>
          <table:table-cell table:style-name="ce13"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style-name="ce6" table:number-columns-repeated="4"/>
          <table:table-cell table:style-name="ce13"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6" office:value-type="float" office:value="371" calcext:value-type="float">
            <text:p>371</text:p>
          </table:table-cell>
          <table:table-cell table:style-name="ce6" office:value-type="string" calcext:value-type="string">
            <text:p>host</text:p>
          </table:table-cell>
          <table:table-cell table:style-name="ce6" office:value-type="string" calcext:value-type="string">
            <text:p>3.2.1</text:p>
          </table:table-cell>
          <table:table-cell table:style-name="ce6" office:value-type="string" calcext:value-type="string">
            <text:p>URB_SUBMIT ('S')</text:p>
          </table:table-cell>
          <table:table-cell table:style-name="ce13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6" table:number-columns-repeated="4"/>
          <table:table-cell table:style-name="ce13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6" office:value-type="float" office:value="372" calcext:value-type="float">
            <text:p>372</text:p>
          </table:table-cell>
          <table:table-cell table:style-name="ce6" office:value-type="string" calcext:value-type="string">
            <text:p>3.2.2</text:p>
          </table:table-cell>
          <table:table-cell table:style-name="ce6" office:value-type="string" calcext:value-type="string">
            <text:p>host</text:p>
          </table:table-cell>
          <table:table-cell table:style-name="ce6" office:value-type="string" calcext:value-type="string">
            <text:p>URB_COMPLETE ('C')</text:p>
          </table:table-cell>
          <table:table-cell table:style-name="ce13"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style-name="ce6" table:number-columns-repeated="4"/>
          <table:table-cell table:style-name="ce13"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6" office:value-type="float" office:value="373" calcext:value-type="float">
            <text:p>373</text:p>
          </table:table-cell>
          <table:table-cell table:style-name="ce6" office:value-type="string" calcext:value-type="string">
            <text:p>host</text:p>
          </table:table-cell>
          <table:table-cell table:style-name="ce6" office:value-type="string" calcext:value-type="string">
            <text:p>3.2.1</text:p>
          </table:table-cell>
          <table:table-cell table:style-name="ce6" office:value-type="string" calcext:value-type="string">
            <text:p>URB_SUBMIT ('S')</text:p>
          </table:table-cell>
          <table:table-cell table:style-name="ce13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6" table:number-columns-repeated="4"/>
          <table:table-cell table:style-name="ce13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6" office:value-type="float" office:value="374" calcext:value-type="float">
            <text:p>374</text:p>
          </table:table-cell>
          <table:table-cell table:style-name="ce6" office:value-type="string" calcext:value-type="string">
            <text:p>3.2.2</text:p>
          </table:table-cell>
          <table:table-cell table:style-name="ce6" office:value-type="string" calcext:value-type="string">
            <text:p>host</text:p>
          </table:table-cell>
          <table:table-cell table:style-name="ce6" office:value-type="string" calcext:value-type="string">
            <text:p>URB_COMPLETE ('C')</text:p>
          </table:table-cell>
          <table:table-cell table:style-name="ce13"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style-name="ce6" table:number-columns-repeated="4"/>
          <table:table-cell table:style-name="ce13"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6" office:value-type="float" office:value="375" calcext:value-type="float">
            <text:p>375</text:p>
          </table:table-cell>
          <table:table-cell table:style-name="ce6" office:value-type="string" calcext:value-type="string">
            <text:p>host</text:p>
          </table:table-cell>
          <table:table-cell table:style-name="ce6" office:value-type="string" calcext:value-type="string">
            <text:p>3.2.1</text:p>
          </table:table-cell>
          <table:table-cell table:style-name="ce6" office:value-type="string" calcext:value-type="string">
            <text:p>URB_SUBMIT ('S')</text:p>
          </table:table-cell>
          <table:table-cell table:style-name="ce13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6" table:number-columns-repeated="4"/>
          <table:table-cell table:style-name="ce13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6" office:value-type="float" office:value="376" calcext:value-type="float">
            <text:p>376</text:p>
          </table:table-cell>
          <table:table-cell table:style-name="ce6" office:value-type="string" calcext:value-type="string">
            <text:p>3.2.2</text:p>
          </table:table-cell>
          <table:table-cell table:style-name="ce6" office:value-type="string" calcext:value-type="string">
            <text:p>host</text:p>
          </table:table-cell>
          <table:table-cell table:style-name="ce6" office:value-type="string" calcext:value-type="string">
            <text:p>URB_COMPLETE ('C')</text:p>
          </table:table-cell>
          <table:table-cell table:style-name="ce13"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style-name="ce6" table:number-columns-repeated="4"/>
          <table:table-cell table:style-name="ce13"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6" office:value-type="float" office:value="377" calcext:value-type="float">
            <text:p>377</text:p>
          </table:table-cell>
          <table:table-cell table:style-name="ce6" office:value-type="string" calcext:value-type="string">
            <text:p>host</text:p>
          </table:table-cell>
          <table:table-cell table:style-name="ce6" office:value-type="string" calcext:value-type="string">
            <text:p>3.2.1</text:p>
          </table:table-cell>
          <table:table-cell table:style-name="ce6" office:value-type="string" calcext:value-type="string">
            <text:p>URB_SUBMIT ('S')</text:p>
          </table:table-cell>
          <table:table-cell table:style-name="ce13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6" table:number-columns-repeated="4"/>
          <table:table-cell table:style-name="ce13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6" office:value-type="float" office:value="378" calcext:value-type="float">
            <text:p>378</text:p>
          </table:table-cell>
          <table:table-cell table:style-name="ce6" office:value-type="string" calcext:value-type="string">
            <text:p>3.2.2</text:p>
          </table:table-cell>
          <table:table-cell table:style-name="ce6" office:value-type="string" calcext:value-type="string">
            <text:p>host</text:p>
          </table:table-cell>
          <table:table-cell table:style-name="ce6" office:value-type="string" calcext:value-type="string">
            <text:p>URB_COMPLETE ('C')</text:p>
          </table:table-cell>
          <table:table-cell table:style-name="ce13"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style-name="ce6" table:number-columns-repeated="4"/>
          <table:table-cell table:style-name="ce13"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6" office:value-type="float" office:value="379" calcext:value-type="float">
            <text:p>379</text:p>
          </table:table-cell>
          <table:table-cell table:style-name="ce6" office:value-type="string" calcext:value-type="string">
            <text:p>host</text:p>
          </table:table-cell>
          <table:table-cell table:style-name="ce6" office:value-type="string" calcext:value-type="string">
            <text:p>3.2.1</text:p>
          </table:table-cell>
          <table:table-cell table:style-name="ce6" office:value-type="string" calcext:value-type="string">
            <text:p>URB_SUBMIT ('S')</text:p>
          </table:table-cell>
          <table:table-cell table:style-name="ce13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6" table:number-columns-repeated="4"/>
          <table:table-cell table:style-name="ce13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6" office:value-type="float" office:value="380" calcext:value-type="float">
            <text:p>380</text:p>
          </table:table-cell>
          <table:table-cell table:style-name="ce6" office:value-type="string" calcext:value-type="string">
            <text:p>3.2.2</text:p>
          </table:table-cell>
          <table:table-cell table:style-name="ce6" office:value-type="string" calcext:value-type="string">
            <text:p>host</text:p>
          </table:table-cell>
          <table:table-cell table:style-name="ce6" office:value-type="string" calcext:value-type="string">
            <text:p>URB_COMPLETE ('C')</text:p>
          </table:table-cell>
          <table:table-cell table:style-name="ce13"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style-name="ce6" table:number-columns-repeated="4"/>
          <table:table-cell table:style-name="ce13"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6" office:value-type="float" office:value="381" calcext:value-type="float">
            <text:p>381</text:p>
          </table:table-cell>
          <table:table-cell table:style-name="ce6" office:value-type="string" calcext:value-type="string">
            <text:p>host</text:p>
          </table:table-cell>
          <table:table-cell table:style-name="ce6" office:value-type="string" calcext:value-type="string">
            <text:p>3.2.1</text:p>
          </table:table-cell>
          <table:table-cell table:style-name="ce6" office:value-type="string" calcext:value-type="string">
            <text:p>URB_SUBMIT ('S')</text:p>
          </table:table-cell>
          <table:table-cell table:style-name="ce13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6" table:number-columns-repeated="4"/>
          <table:table-cell table:style-name="ce13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6" office:value-type="float" office:value="382" calcext:value-type="float">
            <text:p>382</text:p>
          </table:table-cell>
          <table:table-cell table:style-name="ce6" office:value-type="string" calcext:value-type="string">
            <text:p>3.2.2</text:p>
          </table:table-cell>
          <table:table-cell table:style-name="ce6" office:value-type="string" calcext:value-type="string">
            <text:p>host</text:p>
          </table:table-cell>
          <table:table-cell table:style-name="ce6" office:value-type="string" calcext:value-type="string">
            <text:p>URB_COMPLETE ('C')</text:p>
          </table:table-cell>
          <table:table-cell table:style-name="ce13"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style-name="ce6" table:number-columns-repeated="4"/>
          <table:table-cell table:style-name="ce13"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6" office:value-type="float" office:value="383" calcext:value-type="float">
            <text:p>383</text:p>
          </table:table-cell>
          <table:table-cell table:style-name="ce6" office:value-type="string" calcext:value-type="string">
            <text:p>host</text:p>
          </table:table-cell>
          <table:table-cell table:style-name="ce6" office:value-type="string" calcext:value-type="string">
            <text:p>3.2.1</text:p>
          </table:table-cell>
          <table:table-cell table:style-name="ce6" office:value-type="string" calcext:value-type="string">
            <text:p>URB_SUBMIT ('S')</text:p>
          </table:table-cell>
          <table:table-cell table:style-name="ce13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6" table:number-columns-repeated="4"/>
          <table:table-cell table:style-name="ce13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6" office:value-type="float" office:value="384" calcext:value-type="float">
            <text:p>384</text:p>
          </table:table-cell>
          <table:table-cell table:style-name="ce6" office:value-type="string" calcext:value-type="string">
            <text:p>3.2.2</text:p>
          </table:table-cell>
          <table:table-cell table:style-name="ce6" office:value-type="string" calcext:value-type="string">
            <text:p>host</text:p>
          </table:table-cell>
          <table:table-cell table:style-name="ce6" office:value-type="string" calcext:value-type="string">
            <text:p>URB_COMPLETE ('C')</text:p>
          </table:table-cell>
          <table:table-cell table:style-name="ce13"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style-name="ce6" table:number-columns-repeated="4"/>
          <table:table-cell table:style-name="ce13"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6" office:value-type="float" office:value="385" calcext:value-type="float">
            <text:p>385</text:p>
          </table:table-cell>
          <table:table-cell table:style-name="ce6" office:value-type="string" calcext:value-type="string">
            <text:p>host</text:p>
          </table:table-cell>
          <table:table-cell table:style-name="ce6" office:value-type="string" calcext:value-type="string">
            <text:p>3.2.1</text:p>
          </table:table-cell>
          <table:table-cell table:style-name="ce6" office:value-type="string" calcext:value-type="string">
            <text:p>URB_SUBMIT ('S')</text:p>
          </table:table-cell>
          <table:table-cell table:style-name="ce13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6" table:number-columns-repeated="4"/>
          <table:table-cell table:style-name="ce13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6" office:value-type="float" office:value="386" calcext:value-type="float">
            <text:p>386</text:p>
          </table:table-cell>
          <table:table-cell table:style-name="ce6" office:value-type="string" calcext:value-type="string">
            <text:p>3.2.2</text:p>
          </table:table-cell>
          <table:table-cell table:style-name="ce6" office:value-type="string" calcext:value-type="string">
            <text:p>host</text:p>
          </table:table-cell>
          <table:table-cell table:style-name="ce6" office:value-type="string" calcext:value-type="string">
            <text:p>URB_COMPLETE ('C')</text:p>
          </table:table-cell>
          <table:table-cell table:style-name="ce13"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style-name="ce6" table:number-columns-repeated="4"/>
          <table:table-cell table:style-name="ce13"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6" office:value-type="float" office:value="387" calcext:value-type="float">
            <text:p>387</text:p>
          </table:table-cell>
          <table:table-cell table:style-name="ce6" office:value-type="string" calcext:value-type="string">
            <text:p>host</text:p>
          </table:table-cell>
          <table:table-cell table:style-name="ce6" office:value-type="string" calcext:value-type="string">
            <text:p>3.2.1</text:p>
          </table:table-cell>
          <table:table-cell table:style-name="ce6" office:value-type="string" calcext:value-type="string">
            <text:p>URB_SUBMIT ('S')</text:p>
          </table:table-cell>
          <table:table-cell table:style-name="ce13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6" table:number-columns-repeated="4"/>
          <table:table-cell table:style-name="ce13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6" office:value-type="float" office:value="388" calcext:value-type="float">
            <text:p>388</text:p>
          </table:table-cell>
          <table:table-cell table:style-name="ce6" office:value-type="string" calcext:value-type="string">
            <text:p>3.2.2</text:p>
          </table:table-cell>
          <table:table-cell table:style-name="ce6" office:value-type="string" calcext:value-type="string">
            <text:p>host</text:p>
          </table:table-cell>
          <table:table-cell table:style-name="ce6" office:value-type="string" calcext:value-type="string">
            <text:p>URB_COMPLETE ('C')</text:p>
          </table:table-cell>
          <table:table-cell table:style-name="ce13"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style-name="ce6" table:number-columns-repeated="4"/>
          <table:table-cell table:style-name="ce13"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6" office:value-type="float" office:value="389" calcext:value-type="float">
            <text:p>389</text:p>
          </table:table-cell>
          <table:table-cell table:style-name="ce6" office:value-type="string" calcext:value-type="string">
            <text:p>host</text:p>
          </table:table-cell>
          <table:table-cell table:style-name="ce6" office:value-type="string" calcext:value-type="string">
            <text:p>3.2.1</text:p>
          </table:table-cell>
          <table:table-cell table:style-name="ce6" office:value-type="string" calcext:value-type="string">
            <text:p>URB_SUBMIT ('S')</text:p>
          </table:table-cell>
          <table:table-cell table:style-name="ce13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6" table:number-columns-repeated="4"/>
          <table:table-cell table:style-name="ce13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6" office:value-type="float" office:value="390" calcext:value-type="float">
            <text:p>390</text:p>
          </table:table-cell>
          <table:table-cell table:style-name="ce6" office:value-type="string" calcext:value-type="string">
            <text:p>3.2.2</text:p>
          </table:table-cell>
          <table:table-cell table:style-name="ce6" office:value-type="string" calcext:value-type="string">
            <text:p>host</text:p>
          </table:table-cell>
          <table:table-cell table:style-name="ce6" office:value-type="string" calcext:value-type="string">
            <text:p>URB_COMPLETE ('C')</text:p>
          </table:table-cell>
          <table:table-cell table:style-name="ce13"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style-name="ce6" table:number-columns-repeated="4"/>
          <table:table-cell table:style-name="ce13"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6" office:value-type="float" office:value="391" calcext:value-type="float">
            <text:p>391</text:p>
          </table:table-cell>
          <table:table-cell table:style-name="ce6" office:value-type="string" calcext:value-type="string">
            <text:p>host</text:p>
          </table:table-cell>
          <table:table-cell table:style-name="ce6" office:value-type="string" calcext:value-type="string">
            <text:p>3.2.1</text:p>
          </table:table-cell>
          <table:table-cell table:style-name="ce6" office:value-type="string" calcext:value-type="string">
            <text:p>URB_SUBMIT ('S')</text:p>
          </table:table-cell>
          <table:table-cell table:style-name="ce13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6" table:number-columns-repeated="4"/>
          <table:table-cell table:style-name="ce13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6" office:value-type="float" office:value="392" calcext:value-type="float">
            <text:p>392</text:p>
          </table:table-cell>
          <table:table-cell table:style-name="ce6" office:value-type="string" calcext:value-type="string">
            <text:p>3.2.2</text:p>
          </table:table-cell>
          <table:table-cell table:style-name="ce6" office:value-type="string" calcext:value-type="string">
            <text:p>host</text:p>
          </table:table-cell>
          <table:table-cell table:style-name="ce6" office:value-type="string" calcext:value-type="string">
            <text:p>URB_COMPLETE ('C')</text:p>
          </table:table-cell>
          <table:table-cell table:style-name="ce13"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style-name="ce6" table:number-columns-repeated="4"/>
          <table:table-cell table:style-name="ce13"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6" office:value-type="float" office:value="393" calcext:value-type="float">
            <text:p>393</text:p>
          </table:table-cell>
          <table:table-cell table:style-name="ce6" office:value-type="string" calcext:value-type="string">
            <text:p>host</text:p>
          </table:table-cell>
          <table:table-cell table:style-name="ce6" office:value-type="string" calcext:value-type="string">
            <text:p>3.2.1</text:p>
          </table:table-cell>
          <table:table-cell table:style-name="ce6" office:value-type="string" calcext:value-type="string">
            <text:p>URB_SUBMIT ('S')</text:p>
          </table:table-cell>
          <table:table-cell table:style-name="ce13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6" table:number-columns-repeated="4"/>
          <table:table-cell table:style-name="ce13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6" office:value-type="float" office:value="394" calcext:value-type="float">
            <text:p>394</text:p>
          </table:table-cell>
          <table:table-cell table:style-name="ce6" office:value-type="string" calcext:value-type="string">
            <text:p>3.2.2</text:p>
          </table:table-cell>
          <table:table-cell table:style-name="ce6" office:value-type="string" calcext:value-type="string">
            <text:p>host</text:p>
          </table:table-cell>
          <table:table-cell table:style-name="ce6" office:value-type="string" calcext:value-type="string">
            <text:p>URB_COMPLETE ('C')</text:p>
          </table:table-cell>
          <table:table-cell table:style-name="ce13"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style-name="ce6" table:number-columns-repeated="4"/>
          <table:table-cell table:style-name="ce13"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6" office:value-type="float" office:value="395" calcext:value-type="float">
            <text:p>395</text:p>
          </table:table-cell>
          <table:table-cell table:style-name="ce6" office:value-type="string" calcext:value-type="string">
            <text:p>host</text:p>
          </table:table-cell>
          <table:table-cell table:style-name="ce6" office:value-type="string" calcext:value-type="string">
            <text:p>3.2.1</text:p>
          </table:table-cell>
          <table:table-cell table:style-name="ce6" office:value-type="string" calcext:value-type="string">
            <text:p>URB_SUBMIT ('S')</text:p>
          </table:table-cell>
          <table:table-cell table:style-name="ce13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6" table:number-columns-repeated="4"/>
          <table:table-cell table:style-name="ce13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6" office:value-type="float" office:value="396" calcext:value-type="float">
            <text:p>396</text:p>
          </table:table-cell>
          <table:table-cell table:style-name="ce6" office:value-type="string" calcext:value-type="string">
            <text:p>3.2.2</text:p>
          </table:table-cell>
          <table:table-cell table:style-name="ce6" office:value-type="string" calcext:value-type="string">
            <text:p>host</text:p>
          </table:table-cell>
          <table:table-cell table:style-name="ce6" office:value-type="string" calcext:value-type="string">
            <text:p>URB_COMPLETE ('C')</text:p>
          </table:table-cell>
          <table:table-cell table:style-name="ce13"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style-name="ce6" table:number-columns-repeated="4"/>
          <table:table-cell table:style-name="ce13"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6" office:value-type="float" office:value="397" calcext:value-type="float">
            <text:p>397</text:p>
          </table:table-cell>
          <table:table-cell table:style-name="ce6" office:value-type="string" calcext:value-type="string">
            <text:p>host</text:p>
          </table:table-cell>
          <table:table-cell table:style-name="ce6" office:value-type="string" calcext:value-type="string">
            <text:p>3.2.1</text:p>
          </table:table-cell>
          <table:table-cell table:style-name="ce6" office:value-type="string" calcext:value-type="string">
            <text:p>URB_SUBMIT ('S')</text:p>
          </table:table-cell>
          <table:table-cell table:style-name="ce13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6" table:number-columns-repeated="4"/>
          <table:table-cell table:style-name="ce13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6" office:value-type="float" office:value="398" calcext:value-type="float">
            <text:p>398</text:p>
          </table:table-cell>
          <table:table-cell table:style-name="ce6" office:value-type="string" calcext:value-type="string">
            <text:p>3.2.2</text:p>
          </table:table-cell>
          <table:table-cell table:style-name="ce6" office:value-type="string" calcext:value-type="string">
            <text:p>host</text:p>
          </table:table-cell>
          <table:table-cell table:style-name="ce6" office:value-type="string" calcext:value-type="string">
            <text:p>URB_COMPLETE ('C')</text:p>
          </table:table-cell>
          <table:table-cell table:style-name="ce13"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style-name="ce6" table:number-columns-repeated="4"/>
          <table:table-cell table:style-name="ce13"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6" office:value-type="float" office:value="399" calcext:value-type="float">
            <text:p>399</text:p>
          </table:table-cell>
          <table:table-cell table:style-name="ce6" office:value-type="string" calcext:value-type="string">
            <text:p>host</text:p>
          </table:table-cell>
          <table:table-cell table:style-name="ce6" office:value-type="string" calcext:value-type="string">
            <text:p>3.2.1</text:p>
          </table:table-cell>
          <table:table-cell table:style-name="ce6" office:value-type="string" calcext:value-type="string">
            <text:p>URB_SUBMIT ('S')</text:p>
          </table:table-cell>
          <table:table-cell table:style-name="ce13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6" table:number-columns-repeated="4"/>
          <table:table-cell table:style-name="ce13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6" office:value-type="float" office:value="400" calcext:value-type="float">
            <text:p>400</text:p>
          </table:table-cell>
          <table:table-cell table:style-name="ce6" office:value-type="string" calcext:value-type="string">
            <text:p>3.2.2</text:p>
          </table:table-cell>
          <table:table-cell table:style-name="ce6" office:value-type="string" calcext:value-type="string">
            <text:p>host</text:p>
          </table:table-cell>
          <table:table-cell table:style-name="ce6" office:value-type="string" calcext:value-type="string">
            <text:p>URB_COMPLETE ('C')</text:p>
          </table:table-cell>
          <table:table-cell table:style-name="ce13"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style-name="ce6" table:number-columns-repeated="4"/>
          <table:table-cell table:style-name="ce13"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6" office:value-type="float" office:value="401" calcext:value-type="float">
            <text:p>401</text:p>
          </table:table-cell>
          <table:table-cell table:style-name="ce6" office:value-type="string" calcext:value-type="string">
            <text:p>host</text:p>
          </table:table-cell>
          <table:table-cell table:style-name="ce6" office:value-type="string" calcext:value-type="string">
            <text:p>3.2.1</text:p>
          </table:table-cell>
          <table:table-cell table:style-name="ce6" office:value-type="string" calcext:value-type="string">
            <text:p>URB_SUBMIT ('S')</text:p>
          </table:table-cell>
          <table:table-cell table:style-name="ce13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6" table:number-columns-repeated="4"/>
          <table:table-cell table:style-name="ce13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6" office:value-type="float" office:value="402" calcext:value-type="float">
            <text:p>402</text:p>
          </table:table-cell>
          <table:table-cell table:style-name="ce6" office:value-type="string" calcext:value-type="string">
            <text:p>3.2.2</text:p>
          </table:table-cell>
          <table:table-cell table:style-name="ce6" office:value-type="string" calcext:value-type="string">
            <text:p>host</text:p>
          </table:table-cell>
          <table:table-cell table:style-name="ce6" office:value-type="string" calcext:value-type="string">
            <text:p>URB_COMPLETE ('C')</text:p>
          </table:table-cell>
          <table:table-cell table:style-name="ce13"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style-name="ce6" table:number-columns-repeated="4"/>
          <table:table-cell table:style-name="ce13"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6" office:value-type="float" office:value="403" calcext:value-type="float">
            <text:p>403</text:p>
          </table:table-cell>
          <table:table-cell table:style-name="ce6" office:value-type="string" calcext:value-type="string">
            <text:p>host</text:p>
          </table:table-cell>
          <table:table-cell table:style-name="ce6" office:value-type="string" calcext:value-type="string">
            <text:p>3.2.1</text:p>
          </table:table-cell>
          <table:table-cell table:style-name="ce6" office:value-type="string" calcext:value-type="string">
            <text:p>URB_SUBMIT ('S')</text:p>
          </table:table-cell>
          <table:table-cell table:style-name="ce13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6" table:number-columns-repeated="4"/>
          <table:table-cell table:style-name="ce13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6" office:value-type="float" office:value="404" calcext:value-type="float">
            <text:p>404</text:p>
          </table:table-cell>
          <table:table-cell table:style-name="ce6" office:value-type="string" calcext:value-type="string">
            <text:p>3.2.2</text:p>
          </table:table-cell>
          <table:table-cell table:style-name="ce6" office:value-type="string" calcext:value-type="string">
            <text:p>host</text:p>
          </table:table-cell>
          <table:table-cell table:style-name="ce6" office:value-type="string" calcext:value-type="string">
            <text:p>URB_COMPLETE ('C')</text:p>
          </table:table-cell>
          <table:table-cell table:style-name="ce13"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style-name="ce6" table:number-columns-repeated="4"/>
          <table:table-cell table:style-name="ce13"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6" office:value-type="float" office:value="405" calcext:value-type="float">
            <text:p>405</text:p>
          </table:table-cell>
          <table:table-cell table:style-name="ce6" office:value-type="string" calcext:value-type="string">
            <text:p>host</text:p>
          </table:table-cell>
          <table:table-cell table:style-name="ce6" office:value-type="string" calcext:value-type="string">
            <text:p>3.2.1</text:p>
          </table:table-cell>
          <table:table-cell table:style-name="ce6" office:value-type="string" calcext:value-type="string">
            <text:p>URB_SUBMIT ('S')</text:p>
          </table:table-cell>
          <table:table-cell table:style-name="ce13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6" table:number-columns-repeated="4"/>
          <table:table-cell table:style-name="ce13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6" office:value-type="float" office:value="406" calcext:value-type="float">
            <text:p>406</text:p>
          </table:table-cell>
          <table:table-cell table:style-name="ce6" office:value-type="string" calcext:value-type="string">
            <text:p>3.2.2</text:p>
          </table:table-cell>
          <table:table-cell table:style-name="ce6" office:value-type="string" calcext:value-type="string">
            <text:p>host</text:p>
          </table:table-cell>
          <table:table-cell table:style-name="ce6" office:value-type="string" calcext:value-type="string">
            <text:p>URB_COMPLETE ('C')</text:p>
          </table:table-cell>
          <table:table-cell table:style-name="ce13"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style-name="ce6" table:number-columns-repeated="4"/>
          <table:table-cell table:style-name="ce13"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6" office:value-type="float" office:value="407" calcext:value-type="float">
            <text:p>407</text:p>
          </table:table-cell>
          <table:table-cell table:style-name="ce6" office:value-type="string" calcext:value-type="string">
            <text:p>host</text:p>
          </table:table-cell>
          <table:table-cell table:style-name="ce6" office:value-type="string" calcext:value-type="string">
            <text:p>3.2.1</text:p>
          </table:table-cell>
          <table:table-cell table:style-name="ce6" office:value-type="string" calcext:value-type="string">
            <text:p>URB_SUBMIT ('S')</text:p>
          </table:table-cell>
          <table:table-cell table:style-name="ce13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6" table:number-columns-repeated="4"/>
          <table:table-cell table:style-name="ce13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6" office:value-type="float" office:value="408" calcext:value-type="float">
            <text:p>408</text:p>
          </table:table-cell>
          <table:table-cell table:style-name="ce6" office:value-type="string" calcext:value-type="string">
            <text:p>3.2.2</text:p>
          </table:table-cell>
          <table:table-cell table:style-name="ce6" office:value-type="string" calcext:value-type="string">
            <text:p>host</text:p>
          </table:table-cell>
          <table:table-cell table:style-name="ce6" office:value-type="string" calcext:value-type="string">
            <text:p>URB_COMPLETE ('C')</text:p>
          </table:table-cell>
          <table:table-cell table:style-name="ce13"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style-name="ce6" table:number-columns-repeated="4"/>
          <table:table-cell table:style-name="ce13"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6" office:value-type="float" office:value="409" calcext:value-type="float">
            <text:p>409</text:p>
          </table:table-cell>
          <table:table-cell table:style-name="ce6" office:value-type="string" calcext:value-type="string">
            <text:p>host</text:p>
          </table:table-cell>
          <table:table-cell table:style-name="ce6" office:value-type="string" calcext:value-type="string">
            <text:p>3.2.1</text:p>
          </table:table-cell>
          <table:table-cell table:style-name="ce6" office:value-type="string" calcext:value-type="string">
            <text:p>URB_SUBMIT ('S')</text:p>
          </table:table-cell>
          <table:table-cell table:style-name="ce13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6" table:number-columns-repeated="4"/>
          <table:table-cell table:style-name="ce13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6" office:value-type="float" office:value="410" calcext:value-type="float">
            <text:p>410</text:p>
          </table:table-cell>
          <table:table-cell table:style-name="ce6" office:value-type="string" calcext:value-type="string">
            <text:p>3.2.2</text:p>
          </table:table-cell>
          <table:table-cell table:style-name="ce6" office:value-type="string" calcext:value-type="string">
            <text:p>host</text:p>
          </table:table-cell>
          <table:table-cell table:style-name="ce6" office:value-type="string" calcext:value-type="string">
            <text:p>URB_COMPLETE ('C')</text:p>
          </table:table-cell>
          <table:table-cell table:style-name="ce13"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style-name="ce6" table:number-columns-repeated="4"/>
          <table:table-cell table:style-name="ce13"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4d3235342c32373403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0040 <text:s/>4d 32 35 34 2c 32 37 34 03 <text:s text:c="23"/>M254,274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4d 32 35 34 2c 32 37 34 03 <text:s text:c="20"/></text:p>
          </table:table-cell>
          <table:table-cell office:value-type="string" calcext:value-type="string">
            <text:p>M254,274.</text:p>
          </table:table-cell>
          <table:table-cell table:number-columns-repeated="1011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424531907c03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0040 <text:s/>42 45 31 90 7c 03 <text:s text:c="32"/>BE1.|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42 45 31 90 7c 03 <text:s text:c="29"/></text:p>
          </table:table-cell>
          <table:table-cell office:value-type="string" calcext:value-type="string">
            <text:p>BE1.|.</text:p>
          </table:table-cell>
          <table:table-cell table:number-columns-repeated="1011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424532e821908cf1b170fd8fcc2d6e03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0040 <text:s/>42 45 32 e8 21 90 8c f1 b1 70 fd 8f cc 2d 6e 03 <text:s text:c="2"/>BE2.!....p...-n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42 45 32 e8 21 90 8c f1 b1 70 fd 8f cc 2d 6e 03</text:p>
          </table:table-cell>
          <table:table-cell office:value-type="string" calcext:value-type="string">
            <text:p>BE2.!....p...-n.</text:p>
          </table:table-cell>
          <table:table-cell table:number-columns-repeated="1011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424531a49003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0040 <text:s/>42 45 31 a4 90 03 <text:s text:c="32"/>BE1.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42 45 31 a4 90 03 <text:s text:c="29"/></text:p>
          </table:table-cell>
          <table:table-cell office:value-type="string" calcext:value-type="string">
            <text:p>BE1...</text:p>
          </table:table-cell>
          <table:table-cell table:number-columns-repeated="1011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style-name="ce7" table:number-columns-repeated="4"/>
          <table:table-cell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8" office:value-type="float" office:value="421" calcext:value-type="float">
            <text:p>421</text:p>
          </table:table-cell>
          <table:table-cell table:style-name="ce8" office:value-type="string" calcext:value-type="string">
            <text:p>host</text:p>
          </table:table-cell>
          <table:table-cell table:style-name="ce8" office:value-type="string" calcext:value-type="string">
            <text:p>3.2.1</text:p>
          </table:table-cell>
          <table:table-cell table:style-name="ce8" office:value-type="string" calcext:value-type="string">
            <text:p>URB_SUBMIT ('S')</text:p>
          </table:table-cell>
          <table:table-cell table:style-name="ce14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8" table:number-columns-repeated="4"/>
          <table:table-cell table:style-name="ce14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8" office:value-type="float" office:value="422" calcext:value-type="float">
            <text:p>422</text:p>
          </table:table-cell>
          <table:table-cell table:style-name="ce8" office:value-type="string" calcext:value-type="string">
            <text:p>3.2.2</text:p>
          </table:table-cell>
          <table:table-cell table:style-name="ce8" office:value-type="string" calcext:value-type="string">
            <text:p>host</text:p>
          </table:table-cell>
          <table:table-cell table:style-name="ce8" office:value-type="string" calcext:value-type="string">
            <text:p>URB_COMPLETE ('C')</text:p>
          </table:table-cell>
          <table:table-cell table:style-name="ce14"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style-name="ce8" table:number-columns-repeated="4"/>
          <table:table-cell table:style-name="ce14"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8" office:value-type="float" office:value="423" calcext:value-type="float">
            <text:p>423</text:p>
          </table:table-cell>
          <table:table-cell table:style-name="ce8" office:value-type="string" calcext:value-type="string">
            <text:p>host</text:p>
          </table:table-cell>
          <table:table-cell table:style-name="ce8" office:value-type="string" calcext:value-type="string">
            <text:p>3.2.1</text:p>
          </table:table-cell>
          <table:table-cell table:style-name="ce8" office:value-type="string" calcext:value-type="string">
            <text:p>URB_SUBMIT ('S')</text:p>
          </table:table-cell>
          <table:table-cell table:style-name="ce14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8" table:number-columns-repeated="4"/>
          <table:table-cell table:style-name="ce14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8" office:value-type="float" office:value="424" calcext:value-type="float">
            <text:p>424</text:p>
          </table:table-cell>
          <table:table-cell table:style-name="ce8" office:value-type="string" calcext:value-type="string">
            <text:p>3.2.2</text:p>
          </table:table-cell>
          <table:table-cell table:style-name="ce8" office:value-type="string" calcext:value-type="string">
            <text:p>host</text:p>
          </table:table-cell>
          <table:table-cell table:style-name="ce8" office:value-type="string" calcext:value-type="string">
            <text:p>URB_COMPLETE ('C')</text:p>
          </table:table-cell>
          <table:table-cell table:style-name="ce14"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style-name="ce8" table:number-columns-repeated="4"/>
          <table:table-cell table:style-name="ce14"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8" office:value-type="float" office:value="425" calcext:value-type="float">
            <text:p>425</text:p>
          </table:table-cell>
          <table:table-cell table:style-name="ce8" office:value-type="string" calcext:value-type="string">
            <text:p>host</text:p>
          </table:table-cell>
          <table:table-cell table:style-name="ce8" office:value-type="string" calcext:value-type="string">
            <text:p>3.2.1</text:p>
          </table:table-cell>
          <table:table-cell table:style-name="ce8" office:value-type="string" calcext:value-type="string">
            <text:p>URB_SUBMIT ('S')</text:p>
          </table:table-cell>
          <table:table-cell table:style-name="ce14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8" table:number-columns-repeated="4"/>
          <table:table-cell table:style-name="ce14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8" office:value-type="float" office:value="426" calcext:value-type="float">
            <text:p>426</text:p>
          </table:table-cell>
          <table:table-cell table:style-name="ce8" office:value-type="string" calcext:value-type="string">
            <text:p>3.2.2</text:p>
          </table:table-cell>
          <table:table-cell table:style-name="ce8" office:value-type="string" calcext:value-type="string">
            <text:p>host</text:p>
          </table:table-cell>
          <table:table-cell table:style-name="ce8" office:value-type="string" calcext:value-type="string">
            <text:p>URB_COMPLETE ('C')</text:p>
          </table:table-cell>
          <table:table-cell table:style-name="ce14"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style-name="ce8" table:number-columns-repeated="4"/>
          <table:table-cell table:style-name="ce14"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8" office:value-type="float" office:value="427" calcext:value-type="float">
            <text:p>427</text:p>
          </table:table-cell>
          <table:table-cell table:style-name="ce8" office:value-type="string" calcext:value-type="string">
            <text:p>host</text:p>
          </table:table-cell>
          <table:table-cell table:style-name="ce8" office:value-type="string" calcext:value-type="string">
            <text:p>3.2.1</text:p>
          </table:table-cell>
          <table:table-cell table:style-name="ce8" office:value-type="string" calcext:value-type="string">
            <text:p>URB_SUBMIT ('S')</text:p>
          </table:table-cell>
          <table:table-cell table:style-name="ce14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8" table:number-columns-repeated="4"/>
          <table:table-cell table:style-name="ce14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8" office:value-type="float" office:value="428" calcext:value-type="float">
            <text:p>428</text:p>
          </table:table-cell>
          <table:table-cell table:style-name="ce8" office:value-type="string" calcext:value-type="string">
            <text:p>3.2.2</text:p>
          </table:table-cell>
          <table:table-cell table:style-name="ce8" office:value-type="string" calcext:value-type="string">
            <text:p>host</text:p>
          </table:table-cell>
          <table:table-cell table:style-name="ce8" office:value-type="string" calcext:value-type="string">
            <text:p>URB_COMPLETE ('C')</text:p>
          </table:table-cell>
          <table:table-cell table:style-name="ce14"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style-name="ce8" table:number-columns-repeated="4"/>
          <table:table-cell table:style-name="ce14"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8" office:value-type="float" office:value="429" calcext:value-type="float">
            <text:p>429</text:p>
          </table:table-cell>
          <table:table-cell table:style-name="ce8" office:value-type="string" calcext:value-type="string">
            <text:p>host</text:p>
          </table:table-cell>
          <table:table-cell table:style-name="ce8" office:value-type="string" calcext:value-type="string">
            <text:p>3.2.1</text:p>
          </table:table-cell>
          <table:table-cell table:style-name="ce8" office:value-type="string" calcext:value-type="string">
            <text:p>URB_SUBMIT ('S')</text:p>
          </table:table-cell>
          <table:table-cell table:style-name="ce14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8" table:number-columns-repeated="4"/>
          <table:table-cell table:style-name="ce14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8" office:value-type="float" office:value="430" calcext:value-type="float">
            <text:p>430</text:p>
          </table:table-cell>
          <table:table-cell table:style-name="ce8" office:value-type="string" calcext:value-type="string">
            <text:p>3.2.2</text:p>
          </table:table-cell>
          <table:table-cell table:style-name="ce8" office:value-type="string" calcext:value-type="string">
            <text:p>host</text:p>
          </table:table-cell>
          <table:table-cell table:style-name="ce8" office:value-type="string" calcext:value-type="string">
            <text:p>URB_COMPLETE ('C')</text:p>
          </table:table-cell>
          <table:table-cell table:style-name="ce14"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style-name="ce8" table:number-columns-repeated="4"/>
          <table:table-cell table:style-name="ce14"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8" office:value-type="float" office:value="431" calcext:value-type="float">
            <text:p>431</text:p>
          </table:table-cell>
          <table:table-cell table:style-name="ce8" office:value-type="string" calcext:value-type="string">
            <text:p>host</text:p>
          </table:table-cell>
          <table:table-cell table:style-name="ce8" office:value-type="string" calcext:value-type="string">
            <text:p>3.2.1</text:p>
          </table:table-cell>
          <table:table-cell table:style-name="ce8" office:value-type="string" calcext:value-type="string">
            <text:p>URB_SUBMIT ('S')</text:p>
          </table:table-cell>
          <table:table-cell table:style-name="ce14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8" table:number-columns-repeated="4"/>
          <table:table-cell table:style-name="ce14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8" office:value-type="float" office:value="432" calcext:value-type="float">
            <text:p>432</text:p>
          </table:table-cell>
          <table:table-cell table:style-name="ce8" office:value-type="string" calcext:value-type="string">
            <text:p>3.2.2</text:p>
          </table:table-cell>
          <table:table-cell table:style-name="ce8" office:value-type="string" calcext:value-type="string">
            <text:p>host</text:p>
          </table:table-cell>
          <table:table-cell table:style-name="ce8" office:value-type="string" calcext:value-type="string">
            <text:p>URB_COMPLETE ('C')</text:p>
          </table:table-cell>
          <table:table-cell table:style-name="ce14"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style-name="ce8" table:number-columns-repeated="4"/>
          <table:table-cell table:style-name="ce14"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8" office:value-type="float" office:value="433" calcext:value-type="float">
            <text:p>433</text:p>
          </table:table-cell>
          <table:table-cell table:style-name="ce8" office:value-type="string" calcext:value-type="string">
            <text:p>host</text:p>
          </table:table-cell>
          <table:table-cell table:style-name="ce8" office:value-type="string" calcext:value-type="string">
            <text:p>3.2.1</text:p>
          </table:table-cell>
          <table:table-cell table:style-name="ce8" office:value-type="string" calcext:value-type="string">
            <text:p>URB_SUBMIT ('S')</text:p>
          </table:table-cell>
          <table:table-cell table:style-name="ce14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8" table:number-columns-repeated="4"/>
          <table:table-cell table:style-name="ce14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8" office:value-type="float" office:value="434" calcext:value-type="float">
            <text:p>434</text:p>
          </table:table-cell>
          <table:table-cell table:style-name="ce8" office:value-type="string" calcext:value-type="string">
            <text:p>3.2.2</text:p>
          </table:table-cell>
          <table:table-cell table:style-name="ce8" office:value-type="string" calcext:value-type="string">
            <text:p>host</text:p>
          </table:table-cell>
          <table:table-cell table:style-name="ce8" office:value-type="string" calcext:value-type="string">
            <text:p>URB_COMPLETE ('C')</text:p>
          </table:table-cell>
          <table:table-cell table:style-name="ce14" office:value-type="float" office:value="3303" calcext:value-type="float">
            <text:p>3303</text:p>
          </table:table-cell>
          <table:table-cell/>
          <table:table-cell office:value-type="string" calcext:value-type="string">
            <text:p>3303</text:p>
          </table:table-cell>
          <table:table-cell table:number-columns-repeated="1013"/>
        </table:table-row>
        <table:table-row table:style-name="ro1">
          <table:table-cell table:style-name="ce8" table:number-columns-repeated="4"/>
          <table:table-cell table:style-name="ce14" office:value-type="string" calcext:value-type="string">
            <text:p>0040 <text:s/>33 03 <text:s text:c="44"/>3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3 03 <text:s text:c="41"/>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8" office:value-type="float" office:value="435" calcext:value-type="float">
            <text:p>435</text:p>
          </table:table-cell>
          <table:table-cell table:style-name="ce8" office:value-type="string" calcext:value-type="string">
            <text:p>host</text:p>
          </table:table-cell>
          <table:table-cell table:style-name="ce8" office:value-type="string" calcext:value-type="string">
            <text:p>3.2.1</text:p>
          </table:table-cell>
          <table:table-cell table:style-name="ce8" office:value-type="string" calcext:value-type="string">
            <text:p>URB_SUBMIT ('S')</text:p>
          </table:table-cell>
          <table:table-cell table:style-name="ce14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8" table:number-columns-repeated="4"/>
          <table:table-cell table:style-name="ce14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8" office:value-type="float" office:value="436" calcext:value-type="float">
            <text:p>436</text:p>
          </table:table-cell>
          <table:table-cell table:style-name="ce8" office:value-type="string" calcext:value-type="string">
            <text:p>3.2.2</text:p>
          </table:table-cell>
          <table:table-cell table:style-name="ce8" office:value-type="string" calcext:value-type="string">
            <text:p>host</text:p>
          </table:table-cell>
          <table:table-cell table:style-name="ce8" office:value-type="string" calcext:value-type="string">
            <text:p>URB_COMPLETE ('C')</text:p>
          </table:table-cell>
          <table:table-cell table:style-name="ce14" office:value-type="float" office:value="3303" calcext:value-type="float">
            <text:p>3303</text:p>
          </table:table-cell>
          <table:table-cell/>
          <table:table-cell office:value-type="string" calcext:value-type="string">
            <text:p>3303</text:p>
          </table:table-cell>
          <table:table-cell table:number-columns-repeated="1013"/>
        </table:table-row>
        <table:table-row table:style-name="ro1">
          <table:table-cell table:style-name="ce8" table:number-columns-repeated="4"/>
          <table:table-cell table:style-name="ce14" office:value-type="string" calcext:value-type="string">
            <text:p>0040 <text:s/>33 03 <text:s text:c="44"/>3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3 03 <text:s text:c="41"/>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8" office:value-type="float" office:value="437" calcext:value-type="float">
            <text:p>437</text:p>
          </table:table-cell>
          <table:table-cell table:style-name="ce8" office:value-type="string" calcext:value-type="string">
            <text:p>host</text:p>
          </table:table-cell>
          <table:table-cell table:style-name="ce8" office:value-type="string" calcext:value-type="string">
            <text:p>3.2.1</text:p>
          </table:table-cell>
          <table:table-cell table:style-name="ce8" office:value-type="string" calcext:value-type="string">
            <text:p>URB_SUBMIT ('S')</text:p>
          </table:table-cell>
          <table:table-cell table:style-name="ce14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8" table:number-columns-repeated="4"/>
          <table:table-cell table:style-name="ce14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8" office:value-type="float" office:value="438" calcext:value-type="float">
            <text:p>438</text:p>
          </table:table-cell>
          <table:table-cell table:style-name="ce8" office:value-type="string" calcext:value-type="string">
            <text:p>3.2.2</text:p>
          </table:table-cell>
          <table:table-cell table:style-name="ce8" office:value-type="string" calcext:value-type="string">
            <text:p>host</text:p>
          </table:table-cell>
          <table:table-cell table:style-name="ce8" office:value-type="string" calcext:value-type="string">
            <text:p>URB_COMPLETE ('C')</text:p>
          </table:table-cell>
          <table:table-cell table:style-name="ce14" office:value-type="float" office:value="3303" calcext:value-type="float">
            <text:p>3303</text:p>
          </table:table-cell>
          <table:table-cell/>
          <table:table-cell office:value-type="string" calcext:value-type="string">
            <text:p>3303</text:p>
          </table:table-cell>
          <table:table-cell table:number-columns-repeated="1013"/>
        </table:table-row>
        <table:table-row table:style-name="ro1">
          <table:table-cell table:style-name="ce8" table:number-columns-repeated="4"/>
          <table:table-cell table:style-name="ce14" office:value-type="string" calcext:value-type="string">
            <text:p>0040 <text:s/>33 03 <text:s text:c="44"/>3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3 03 <text:s text:c="41"/>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8" office:value-type="float" office:value="439" calcext:value-type="float">
            <text:p>439</text:p>
          </table:table-cell>
          <table:table-cell table:style-name="ce8" office:value-type="string" calcext:value-type="string">
            <text:p>host</text:p>
          </table:table-cell>
          <table:table-cell table:style-name="ce8" office:value-type="string" calcext:value-type="string">
            <text:p>3.2.1</text:p>
          </table:table-cell>
          <table:table-cell table:style-name="ce8" office:value-type="string" calcext:value-type="string">
            <text:p>URB_SUBMIT ('S')</text:p>
          </table:table-cell>
          <table:table-cell table:style-name="ce14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8" table:number-columns-repeated="4"/>
          <table:table-cell table:style-name="ce14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8" office:value-type="float" office:value="440" calcext:value-type="float">
            <text:p>440</text:p>
          </table:table-cell>
          <table:table-cell table:style-name="ce8" office:value-type="string" calcext:value-type="string">
            <text:p>3.2.2</text:p>
          </table:table-cell>
          <table:table-cell table:style-name="ce8" office:value-type="string" calcext:value-type="string">
            <text:p>host</text:p>
          </table:table-cell>
          <table:table-cell table:style-name="ce8" office:value-type="string" calcext:value-type="string">
            <text:p>URB_COMPLETE ('C')</text:p>
          </table:table-cell>
          <table:table-cell table:style-name="ce14" office:value-type="float" office:value="3303" calcext:value-type="float">
            <text:p>3303</text:p>
          </table:table-cell>
          <table:table-cell/>
          <table:table-cell office:value-type="string" calcext:value-type="string">
            <text:p>3303</text:p>
          </table:table-cell>
          <table:table-cell table:number-columns-repeated="1013"/>
        </table:table-row>
        <table:table-row table:style-name="ro1">
          <table:table-cell table:style-name="ce8" table:number-columns-repeated="4"/>
          <table:table-cell table:style-name="ce14" office:value-type="string" calcext:value-type="string">
            <text:p>0040 <text:s/>33 03 <text:s text:c="44"/>3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3 03 <text:s text:c="41"/>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8" office:value-type="float" office:value="441" calcext:value-type="float">
            <text:p>441</text:p>
          </table:table-cell>
          <table:table-cell table:style-name="ce8" office:value-type="string" calcext:value-type="string">
            <text:p>host</text:p>
          </table:table-cell>
          <table:table-cell table:style-name="ce8" office:value-type="string" calcext:value-type="string">
            <text:p>3.2.1</text:p>
          </table:table-cell>
          <table:table-cell table:style-name="ce8" office:value-type="string" calcext:value-type="string">
            <text:p>URB_SUBMIT ('S')</text:p>
          </table:table-cell>
          <table:table-cell table:style-name="ce14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8" table:number-columns-repeated="4"/>
          <table:table-cell table:style-name="ce14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8" office:value-type="float" office:value="442" calcext:value-type="float">
            <text:p>442</text:p>
          </table:table-cell>
          <table:table-cell table:style-name="ce8" office:value-type="string" calcext:value-type="string">
            <text:p>3.2.2</text:p>
          </table:table-cell>
          <table:table-cell table:style-name="ce8" office:value-type="string" calcext:value-type="string">
            <text:p>host</text:p>
          </table:table-cell>
          <table:table-cell table:style-name="ce8" office:value-type="string" calcext:value-type="string">
            <text:p>URB_COMPLETE ('C')</text:p>
          </table:table-cell>
          <table:table-cell table:style-name="ce14" office:value-type="float" office:value="3303" calcext:value-type="float">
            <text:p>3303</text:p>
          </table:table-cell>
          <table:table-cell/>
          <table:table-cell office:value-type="string" calcext:value-type="string">
            <text:p>3303</text:p>
          </table:table-cell>
          <table:table-cell table:number-columns-repeated="1013"/>
        </table:table-row>
        <table:table-row table:style-name="ro1">
          <table:table-cell table:style-name="ce8" table:number-columns-repeated="4"/>
          <table:table-cell table:style-name="ce14" office:value-type="string" calcext:value-type="string">
            <text:p>0040 <text:s/>33 03 <text:s text:c="44"/>3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3 03 <text:s text:c="41"/>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8" office:value-type="float" office:value="443" calcext:value-type="float">
            <text:p>443</text:p>
          </table:table-cell>
          <table:table-cell table:style-name="ce8" office:value-type="string" calcext:value-type="string">
            <text:p>host</text:p>
          </table:table-cell>
          <table:table-cell table:style-name="ce8" office:value-type="string" calcext:value-type="string">
            <text:p>3.2.1</text:p>
          </table:table-cell>
          <table:table-cell table:style-name="ce8" office:value-type="string" calcext:value-type="string">
            <text:p>URB_SUBMIT ('S')</text:p>
          </table:table-cell>
          <table:table-cell table:style-name="ce14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8" table:number-columns-repeated="4"/>
          <table:table-cell table:style-name="ce14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8" office:value-type="float" office:value="444" calcext:value-type="float">
            <text:p>444</text:p>
          </table:table-cell>
          <table:table-cell table:style-name="ce8" office:value-type="string" calcext:value-type="string">
            <text:p>3.2.2</text:p>
          </table:table-cell>
          <table:table-cell table:style-name="ce8" office:value-type="string" calcext:value-type="string">
            <text:p>host</text:p>
          </table:table-cell>
          <table:table-cell table:style-name="ce8" office:value-type="string" calcext:value-type="string">
            <text:p>URB_COMPLETE ('C')</text:p>
          </table:table-cell>
          <table:table-cell table:style-name="ce14" office:value-type="float" office:value="3303" calcext:value-type="float">
            <text:p>3303</text:p>
          </table:table-cell>
          <table:table-cell/>
          <table:table-cell office:value-type="string" calcext:value-type="string">
            <text:p>3303</text:p>
          </table:table-cell>
          <table:table-cell table:number-columns-repeated="1013"/>
        </table:table-row>
        <table:table-row table:style-name="ro1">
          <table:table-cell table:style-name="ce8" table:number-columns-repeated="4"/>
          <table:table-cell table:style-name="ce14" office:value-type="string" calcext:value-type="string">
            <text:p>0040 <text:s/>33 03 <text:s text:c="44"/>3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3 03 <text:s text:c="41"/>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8" office:value-type="float" office:value="445" calcext:value-type="float">
            <text:p>445</text:p>
          </table:table-cell>
          <table:table-cell table:style-name="ce8" office:value-type="string" calcext:value-type="string">
            <text:p>host</text:p>
          </table:table-cell>
          <table:table-cell table:style-name="ce8" office:value-type="string" calcext:value-type="string">
            <text:p>3.2.1</text:p>
          </table:table-cell>
          <table:table-cell table:style-name="ce8" office:value-type="string" calcext:value-type="string">
            <text:p>URB_SUBMIT ('S')</text:p>
          </table:table-cell>
          <table:table-cell table:style-name="ce14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8" table:number-columns-repeated="4"/>
          <table:table-cell table:style-name="ce14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8" office:value-type="float" office:value="446" calcext:value-type="float">
            <text:p>446</text:p>
          </table:table-cell>
          <table:table-cell table:style-name="ce8" office:value-type="string" calcext:value-type="string">
            <text:p>3.2.2</text:p>
          </table:table-cell>
          <table:table-cell table:style-name="ce8" office:value-type="string" calcext:value-type="string">
            <text:p>host</text:p>
          </table:table-cell>
          <table:table-cell table:style-name="ce8" office:value-type="string" calcext:value-type="string">
            <text:p>URB_COMPLETE ('C')</text:p>
          </table:table-cell>
          <table:table-cell table:style-name="ce14" office:value-type="float" office:value="3303" calcext:value-type="float">
            <text:p>3303</text:p>
          </table:table-cell>
          <table:table-cell/>
          <table:table-cell office:value-type="string" calcext:value-type="string">
            <text:p>3303</text:p>
          </table:table-cell>
          <table:table-cell table:number-columns-repeated="1013"/>
        </table:table-row>
        <table:table-row table:style-name="ro1">
          <table:table-cell table:style-name="ce8" table:number-columns-repeated="4"/>
          <table:table-cell table:style-name="ce14" office:value-type="string" calcext:value-type="string">
            <text:p>0040 <text:s/>33 03 <text:s text:c="44"/>3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3 03 <text:s text:c="41"/>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8" office:value-type="float" office:value="447" calcext:value-type="float">
            <text:p>447</text:p>
          </table:table-cell>
          <table:table-cell table:style-name="ce8" office:value-type="string" calcext:value-type="string">
            <text:p>host</text:p>
          </table:table-cell>
          <table:table-cell table:style-name="ce8" office:value-type="string" calcext:value-type="string">
            <text:p>3.2.1</text:p>
          </table:table-cell>
          <table:table-cell table:style-name="ce8" office:value-type="string" calcext:value-type="string">
            <text:p>URB_SUBMIT ('S')</text:p>
          </table:table-cell>
          <table:table-cell table:style-name="ce14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8" table:number-columns-repeated="4"/>
          <table:table-cell table:style-name="ce14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8" office:value-type="float" office:value="448" calcext:value-type="float">
            <text:p>448</text:p>
          </table:table-cell>
          <table:table-cell table:style-name="ce8" office:value-type="string" calcext:value-type="string">
            <text:p>3.2.2</text:p>
          </table:table-cell>
          <table:table-cell table:style-name="ce8" office:value-type="string" calcext:value-type="string">
            <text:p>host</text:p>
          </table:table-cell>
          <table:table-cell table:style-name="ce8" office:value-type="string" calcext:value-type="string">
            <text:p>URB_COMPLETE ('C')</text:p>
          </table:table-cell>
          <table:table-cell table:style-name="ce14" office:value-type="float" office:value="3303" calcext:value-type="float">
            <text:p>3303</text:p>
          </table:table-cell>
          <table:table-cell/>
          <table:table-cell office:value-type="string" calcext:value-type="string">
            <text:p>3303</text:p>
          </table:table-cell>
          <table:table-cell table:number-columns-repeated="1013"/>
        </table:table-row>
        <table:table-row table:style-name="ro1">
          <table:table-cell table:style-name="ce8" table:number-columns-repeated="4"/>
          <table:table-cell table:style-name="ce14" office:value-type="string" calcext:value-type="string">
            <text:p>0040 <text:s/>33 03 <text:s text:c="44"/>3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3 03 <text:s text:c="41"/>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8" office:value-type="float" office:value="449" calcext:value-type="float">
            <text:p>449</text:p>
          </table:table-cell>
          <table:table-cell table:style-name="ce8" office:value-type="string" calcext:value-type="string">
            <text:p>host</text:p>
          </table:table-cell>
          <table:table-cell table:style-name="ce8" office:value-type="string" calcext:value-type="string">
            <text:p>3.2.1</text:p>
          </table:table-cell>
          <table:table-cell table:style-name="ce8" office:value-type="string" calcext:value-type="string">
            <text:p>URB_SUBMIT ('S')</text:p>
          </table:table-cell>
          <table:table-cell table:style-name="ce14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8" table:number-columns-repeated="4"/>
          <table:table-cell table:style-name="ce14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8" office:value-type="float" office:value="450" calcext:value-type="float">
            <text:p>450</text:p>
          </table:table-cell>
          <table:table-cell table:style-name="ce8" office:value-type="string" calcext:value-type="string">
            <text:p>3.2.2</text:p>
          </table:table-cell>
          <table:table-cell table:style-name="ce8" office:value-type="string" calcext:value-type="string">
            <text:p>host</text:p>
          </table:table-cell>
          <table:table-cell table:style-name="ce8" office:value-type="string" calcext:value-type="string">
            <text:p>URB_COMPLETE ('C')</text:p>
          </table:table-cell>
          <table:table-cell table:style-name="ce14" office:value-type="float" office:value="3303" calcext:value-type="float">
            <text:p>3303</text:p>
          </table:table-cell>
          <table:table-cell/>
          <table:table-cell office:value-type="string" calcext:value-type="string">
            <text:p>3303</text:p>
          </table:table-cell>
          <table:table-cell table:number-columns-repeated="1013"/>
        </table:table-row>
        <table:table-row table:style-name="ro1">
          <table:table-cell table:style-name="ce8" table:number-columns-repeated="4"/>
          <table:table-cell table:style-name="ce14" office:value-type="string" calcext:value-type="string">
            <text:p>0040 <text:s/>33 03 <text:s text:c="44"/>3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3 03 <text:s text:c="41"/>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8" office:value-type="float" office:value="451" calcext:value-type="float">
            <text:p>451</text:p>
          </table:table-cell>
          <table:table-cell table:style-name="ce8" office:value-type="string" calcext:value-type="string">
            <text:p>host</text:p>
          </table:table-cell>
          <table:table-cell table:style-name="ce8" office:value-type="string" calcext:value-type="string">
            <text:p>3.2.1</text:p>
          </table:table-cell>
          <table:table-cell table:style-name="ce8" office:value-type="string" calcext:value-type="string">
            <text:p>URB_SUBMIT ('S')</text:p>
          </table:table-cell>
          <table:table-cell table:style-name="ce14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8" table:number-columns-repeated="4"/>
          <table:table-cell table:style-name="ce14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8" office:value-type="float" office:value="452" calcext:value-type="float">
            <text:p>452</text:p>
          </table:table-cell>
          <table:table-cell table:style-name="ce8" office:value-type="string" calcext:value-type="string">
            <text:p>3.2.2</text:p>
          </table:table-cell>
          <table:table-cell table:style-name="ce8" office:value-type="string" calcext:value-type="string">
            <text:p>host</text:p>
          </table:table-cell>
          <table:table-cell table:style-name="ce8" office:value-type="string" calcext:value-type="string">
            <text:p>URB_COMPLETE ('C')</text:p>
          </table:table-cell>
          <table:table-cell table:style-name="ce14" office:value-type="float" office:value="3303" calcext:value-type="float">
            <text:p>3303</text:p>
          </table:table-cell>
          <table:table-cell/>
          <table:table-cell office:value-type="string" calcext:value-type="string">
            <text:p>3303</text:p>
          </table:table-cell>
          <table:table-cell table:number-columns-repeated="1013"/>
        </table:table-row>
        <table:table-row table:style-name="ro1">
          <table:table-cell table:style-name="ce8" table:number-columns-repeated="4"/>
          <table:table-cell table:style-name="ce14" office:value-type="string" calcext:value-type="string">
            <text:p>0040 <text:s/>33 03 <text:s text:c="44"/>3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3 03 <text:s text:c="41"/>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8" office:value-type="float" office:value="453" calcext:value-type="float">
            <text:p>453</text:p>
          </table:table-cell>
          <table:table-cell table:style-name="ce8" office:value-type="string" calcext:value-type="string">
            <text:p>host</text:p>
          </table:table-cell>
          <table:table-cell table:style-name="ce8" office:value-type="string" calcext:value-type="string">
            <text:p>3.2.1</text:p>
          </table:table-cell>
          <table:table-cell table:style-name="ce8" office:value-type="string" calcext:value-type="string">
            <text:p>URB_SUBMIT ('S')</text:p>
          </table:table-cell>
          <table:table-cell table:style-name="ce14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8" table:number-columns-repeated="4"/>
          <table:table-cell table:style-name="ce14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8" office:value-type="float" office:value="454" calcext:value-type="float">
            <text:p>454</text:p>
          </table:table-cell>
          <table:table-cell table:style-name="ce8" office:value-type="string" calcext:value-type="string">
            <text:p>3.2.2</text:p>
          </table:table-cell>
          <table:table-cell table:style-name="ce8" office:value-type="string" calcext:value-type="string">
            <text:p>host</text:p>
          </table:table-cell>
          <table:table-cell table:style-name="ce8" office:value-type="string" calcext:value-type="string">
            <text:p>URB_COMPLETE ('C')</text:p>
          </table:table-cell>
          <table:table-cell table:style-name="ce14" office:value-type="float" office:value="3303" calcext:value-type="float">
            <text:p>3303</text:p>
          </table:table-cell>
          <table:table-cell/>
          <table:table-cell office:value-type="string" calcext:value-type="string">
            <text:p>3303</text:p>
          </table:table-cell>
          <table:table-cell table:number-columns-repeated="1013"/>
        </table:table-row>
        <table:table-row table:style-name="ro1">
          <table:table-cell table:style-name="ce8" table:number-columns-repeated="4"/>
          <table:table-cell table:style-name="ce14" office:value-type="string" calcext:value-type="string">
            <text:p>0040 <text:s/>33 03 <text:s text:c="44"/>3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3 03 <text:s text:c="41"/>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8" office:value-type="float" office:value="455" calcext:value-type="float">
            <text:p>455</text:p>
          </table:table-cell>
          <table:table-cell table:style-name="ce8" office:value-type="string" calcext:value-type="string">
            <text:p>host</text:p>
          </table:table-cell>
          <table:table-cell table:style-name="ce8" office:value-type="string" calcext:value-type="string">
            <text:p>3.2.1</text:p>
          </table:table-cell>
          <table:table-cell table:style-name="ce8" office:value-type="string" calcext:value-type="string">
            <text:p>URB_SUBMIT ('S')</text:p>
          </table:table-cell>
          <table:table-cell table:style-name="ce14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8" table:number-columns-repeated="4"/>
          <table:table-cell table:style-name="ce14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8" office:value-type="float" office:value="456" calcext:value-type="float">
            <text:p>456</text:p>
          </table:table-cell>
          <table:table-cell table:style-name="ce8" office:value-type="string" calcext:value-type="string">
            <text:p>3.2.2</text:p>
          </table:table-cell>
          <table:table-cell table:style-name="ce8" office:value-type="string" calcext:value-type="string">
            <text:p>host</text:p>
          </table:table-cell>
          <table:table-cell table:style-name="ce8" office:value-type="string" calcext:value-type="string">
            <text:p>URB_COMPLETE ('C')</text:p>
          </table:table-cell>
          <table:table-cell table:style-name="ce14" office:value-type="float" office:value="3303" calcext:value-type="float">
            <text:p>3303</text:p>
          </table:table-cell>
          <table:table-cell/>
          <table:table-cell office:value-type="string" calcext:value-type="string">
            <text:p>3303</text:p>
          </table:table-cell>
          <table:table-cell table:number-columns-repeated="1013"/>
        </table:table-row>
        <table:table-row table:style-name="ro1">
          <table:table-cell table:style-name="ce8" table:number-columns-repeated="4"/>
          <table:table-cell table:style-name="ce14" office:value-type="string" calcext:value-type="string">
            <text:p>0040 <text:s/>33 03 <text:s text:c="44"/>3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3 03 <text:s text:c="41"/>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8" office:value-type="float" office:value="457" calcext:value-type="float">
            <text:p>457</text:p>
          </table:table-cell>
          <table:table-cell table:style-name="ce8" office:value-type="string" calcext:value-type="string">
            <text:p>host</text:p>
          </table:table-cell>
          <table:table-cell table:style-name="ce8" office:value-type="string" calcext:value-type="string">
            <text:p>3.2.1</text:p>
          </table:table-cell>
          <table:table-cell table:style-name="ce8" office:value-type="string" calcext:value-type="string">
            <text:p>URB_SUBMIT ('S')</text:p>
          </table:table-cell>
          <table:table-cell table:style-name="ce14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8" table:number-columns-repeated="4"/>
          <table:table-cell table:style-name="ce14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8" office:value-type="float" office:value="458" calcext:value-type="float">
            <text:p>458</text:p>
          </table:table-cell>
          <table:table-cell table:style-name="ce8" office:value-type="string" calcext:value-type="string">
            <text:p>3.2.2</text:p>
          </table:table-cell>
          <table:table-cell table:style-name="ce8" office:value-type="string" calcext:value-type="string">
            <text:p>host</text:p>
          </table:table-cell>
          <table:table-cell table:style-name="ce8" office:value-type="string" calcext:value-type="string">
            <text:p>URB_COMPLETE ('C')</text:p>
          </table:table-cell>
          <table:table-cell table:style-name="ce14" office:value-type="float" office:value="3303" calcext:value-type="float">
            <text:p>3303</text:p>
          </table:table-cell>
          <table:table-cell/>
          <table:table-cell office:value-type="string" calcext:value-type="string">
            <text:p>3303</text:p>
          </table:table-cell>
          <table:table-cell table:number-columns-repeated="1013"/>
        </table:table-row>
        <table:table-row table:style-name="ro1">
          <table:table-cell table:style-name="ce8" table:number-columns-repeated="4"/>
          <table:table-cell table:style-name="ce14" office:value-type="string" calcext:value-type="string">
            <text:p>0040 <text:s/>33 03 <text:s text:c="44"/>3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3 03 <text:s text:c="41"/>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8" office:value-type="float" office:value="459" calcext:value-type="float">
            <text:p>459</text:p>
          </table:table-cell>
          <table:table-cell table:style-name="ce8" office:value-type="string" calcext:value-type="string">
            <text:p>host</text:p>
          </table:table-cell>
          <table:table-cell table:style-name="ce8" office:value-type="string" calcext:value-type="string">
            <text:p>3.2.1</text:p>
          </table:table-cell>
          <table:table-cell table:style-name="ce8" office:value-type="string" calcext:value-type="string">
            <text:p>URB_SUBMIT ('S')</text:p>
          </table:table-cell>
          <table:table-cell table:style-name="ce14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8" table:number-columns-repeated="4"/>
          <table:table-cell table:style-name="ce14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8" office:value-type="float" office:value="460" calcext:value-type="float">
            <text:p>460</text:p>
          </table:table-cell>
          <table:table-cell table:style-name="ce8" office:value-type="string" calcext:value-type="string">
            <text:p>3.2.2</text:p>
          </table:table-cell>
          <table:table-cell table:style-name="ce8" office:value-type="string" calcext:value-type="string">
            <text:p>host</text:p>
          </table:table-cell>
          <table:table-cell table:style-name="ce8" office:value-type="string" calcext:value-type="string">
            <text:p>URB_COMPLETE ('C')</text:p>
          </table:table-cell>
          <table:table-cell table:style-name="ce14" office:value-type="float" office:value="3303" calcext:value-type="float">
            <text:p>3303</text:p>
          </table:table-cell>
          <table:table-cell/>
          <table:table-cell office:value-type="string" calcext:value-type="string">
            <text:p>3303</text:p>
          </table:table-cell>
          <table:table-cell table:number-columns-repeated="1013"/>
        </table:table-row>
        <table:table-row table:style-name="ro1">
          <table:table-cell table:style-name="ce8" table:number-columns-repeated="4"/>
          <table:table-cell table:style-name="ce14" office:value-type="string" calcext:value-type="string">
            <text:p>0040 <text:s/>33 03 <text:s text:c="44"/>3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3 03 <text:s text:c="41"/>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8" office:value-type="float" office:value="461" calcext:value-type="float">
            <text:p>461</text:p>
          </table:table-cell>
          <table:table-cell table:style-name="ce8" office:value-type="string" calcext:value-type="string">
            <text:p>host</text:p>
          </table:table-cell>
          <table:table-cell table:style-name="ce8" office:value-type="string" calcext:value-type="string">
            <text:p>3.2.1</text:p>
          </table:table-cell>
          <table:table-cell table:style-name="ce8" office:value-type="string" calcext:value-type="string">
            <text:p>URB_SUBMIT ('S')</text:p>
          </table:table-cell>
          <table:table-cell table:style-name="ce14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8" table:number-columns-repeated="4"/>
          <table:table-cell table:style-name="ce14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8" office:value-type="float" office:value="462" calcext:value-type="float">
            <text:p>462</text:p>
          </table:table-cell>
          <table:table-cell table:style-name="ce8" office:value-type="string" calcext:value-type="string">
            <text:p>3.2.2</text:p>
          </table:table-cell>
          <table:table-cell table:style-name="ce8" office:value-type="string" calcext:value-type="string">
            <text:p>host</text:p>
          </table:table-cell>
          <table:table-cell table:style-name="ce8" office:value-type="string" calcext:value-type="string">
            <text:p>URB_COMPLETE ('C')</text:p>
          </table:table-cell>
          <table:table-cell table:style-name="ce14" office:value-type="float" office:value="3303" calcext:value-type="float">
            <text:p>3303</text:p>
          </table:table-cell>
          <table:table-cell/>
          <table:table-cell office:value-type="string" calcext:value-type="string">
            <text:p>3303</text:p>
          </table:table-cell>
          <table:table-cell table:number-columns-repeated="1013"/>
        </table:table-row>
        <table:table-row table:style-name="ro1">
          <table:table-cell table:style-name="ce8" table:number-columns-repeated="4"/>
          <table:table-cell table:style-name="ce14" office:value-type="string" calcext:value-type="string">
            <text:p>0040 <text:s/>33 03 <text:s text:c="44"/>3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3 03 <text:s text:c="41"/>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8" office:value-type="float" office:value="463" calcext:value-type="float">
            <text:p>463</text:p>
          </table:table-cell>
          <table:table-cell table:style-name="ce8" office:value-type="string" calcext:value-type="string">
            <text:p>host</text:p>
          </table:table-cell>
          <table:table-cell table:style-name="ce8" office:value-type="string" calcext:value-type="string">
            <text:p>3.2.1</text:p>
          </table:table-cell>
          <table:table-cell table:style-name="ce8" office:value-type="string" calcext:value-type="string">
            <text:p>URB_SUBMIT ('S')</text:p>
          </table:table-cell>
          <table:table-cell table:style-name="ce14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8" table:number-columns-repeated="4"/>
          <table:table-cell table:style-name="ce14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8" office:value-type="float" office:value="464" calcext:value-type="float">
            <text:p>464</text:p>
          </table:table-cell>
          <table:table-cell table:style-name="ce8" office:value-type="string" calcext:value-type="string">
            <text:p>3.2.2</text:p>
          </table:table-cell>
          <table:table-cell table:style-name="ce8" office:value-type="string" calcext:value-type="string">
            <text:p>host</text:p>
          </table:table-cell>
          <table:table-cell table:style-name="ce8" office:value-type="string" calcext:value-type="string">
            <text:p>URB_COMPLETE ('C')</text:p>
          </table:table-cell>
          <table:table-cell table:style-name="ce14" office:value-type="float" office:value="3303" calcext:value-type="float">
            <text:p>3303</text:p>
          </table:table-cell>
          <table:table-cell/>
          <table:table-cell office:value-type="string" calcext:value-type="string">
            <text:p>3303</text:p>
          </table:table-cell>
          <table:table-cell table:number-columns-repeated="1013"/>
        </table:table-row>
        <table:table-row table:style-name="ro1">
          <table:table-cell table:style-name="ce8" table:number-columns-repeated="4"/>
          <table:table-cell table:style-name="ce14" office:value-type="string" calcext:value-type="string">
            <text:p>0040 <text:s/>33 03 <text:s text:c="44"/>3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3 03 <text:s text:c="41"/>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8" office:value-type="float" office:value="465" calcext:value-type="float">
            <text:p>465</text:p>
          </table:table-cell>
          <table:table-cell table:style-name="ce8" office:value-type="string" calcext:value-type="string">
            <text:p>host</text:p>
          </table:table-cell>
          <table:table-cell table:style-name="ce8" office:value-type="string" calcext:value-type="string">
            <text:p>3.2.1</text:p>
          </table:table-cell>
          <table:table-cell table:style-name="ce8" office:value-type="string" calcext:value-type="string">
            <text:p>URB_SUBMIT ('S')</text:p>
          </table:table-cell>
          <table:table-cell table:style-name="ce14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8" table:number-columns-repeated="4"/>
          <table:table-cell table:style-name="ce14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8" office:value-type="float" office:value="466" calcext:value-type="float">
            <text:p>466</text:p>
          </table:table-cell>
          <table:table-cell table:style-name="ce8" office:value-type="string" calcext:value-type="string">
            <text:p>3.2.2</text:p>
          </table:table-cell>
          <table:table-cell table:style-name="ce8" office:value-type="string" calcext:value-type="string">
            <text:p>host</text:p>
          </table:table-cell>
          <table:table-cell table:style-name="ce8" office:value-type="string" calcext:value-type="string">
            <text:p>URB_COMPLETE ('C')</text:p>
          </table:table-cell>
          <table:table-cell table:style-name="ce14" office:value-type="float" office:value="3303" calcext:value-type="float">
            <text:p>3303</text:p>
          </table:table-cell>
          <table:table-cell/>
          <table:table-cell office:value-type="string" calcext:value-type="string">
            <text:p>3303</text:p>
          </table:table-cell>
          <table:table-cell table:number-columns-repeated="1013"/>
        </table:table-row>
        <table:table-row table:style-name="ro1">
          <table:table-cell table:style-name="ce8" table:number-columns-repeated="4"/>
          <table:table-cell table:style-name="ce14" office:value-type="string" calcext:value-type="string">
            <text:p>0040 <text:s/>33 03 <text:s text:c="44"/>3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3 03 <text:s text:c="41"/>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8" office:value-type="float" office:value="467" calcext:value-type="float">
            <text:p>467</text:p>
          </table:table-cell>
          <table:table-cell table:style-name="ce8" office:value-type="string" calcext:value-type="string">
            <text:p>host</text:p>
          </table:table-cell>
          <table:table-cell table:style-name="ce8" office:value-type="string" calcext:value-type="string">
            <text:p>3.2.1</text:p>
          </table:table-cell>
          <table:table-cell table:style-name="ce8" office:value-type="string" calcext:value-type="string">
            <text:p>URB_SUBMIT ('S')</text:p>
          </table:table-cell>
          <table:table-cell table:style-name="ce14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8" table:number-columns-repeated="4"/>
          <table:table-cell table:style-name="ce14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8" office:value-type="float" office:value="468" calcext:value-type="float">
            <text:p>468</text:p>
          </table:table-cell>
          <table:table-cell table:style-name="ce8" office:value-type="string" calcext:value-type="string">
            <text:p>3.2.2</text:p>
          </table:table-cell>
          <table:table-cell table:style-name="ce8" office:value-type="string" calcext:value-type="string">
            <text:p>host</text:p>
          </table:table-cell>
          <table:table-cell table:style-name="ce8" office:value-type="string" calcext:value-type="string">
            <text:p>URB_COMPLETE ('C')</text:p>
          </table:table-cell>
          <table:table-cell table:style-name="ce14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8" table:number-columns-repeated="4"/>
          <table:table-cell table:style-name="ce14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8" office:value-type="float" office:value="469" calcext:value-type="float">
            <text:p>469</text:p>
          </table:table-cell>
          <table:table-cell table:style-name="ce8" office:value-type="string" calcext:value-type="string">
            <text:p>host</text:p>
          </table:table-cell>
          <table:table-cell table:style-name="ce8" office:value-type="string" calcext:value-type="string">
            <text:p>3.2.1</text:p>
          </table:table-cell>
          <table:table-cell table:style-name="ce8" office:value-type="string" calcext:value-type="string">
            <text:p>URB_SUBMIT ('S')</text:p>
          </table:table-cell>
          <table:table-cell table:style-name="ce14"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style-name="ce8" table:number-columns-repeated="4"/>
          <table:table-cell table:style-name="ce14"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table:style-name="ce8" office:value-type="float" office:value="470" calcext:value-type="float">
            <text:p>470</text:p>
          </table:table-cell>
          <table:table-cell table:style-name="ce8" office:value-type="string" calcext:value-type="string">
            <text:p>3.2.2</text:p>
          </table:table-cell>
          <table:table-cell table:style-name="ce8" office:value-type="string" calcext:value-type="string">
            <text:p>host</text:p>
          </table:table-cell>
          <table:table-cell table:style-name="ce8" office:value-type="string" calcext:value-type="string">
            <text:p>URB_COMPLETE ('C')</text:p>
          </table:table-cell>
          <table:table-cell table:style-name="ce14"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style-name="ce8" table:number-columns-repeated="4"/>
          <table:table-cell table:style-name="ce14"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4c30034a3103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0040 <text:s/>4c 30 03 4a 31 03 <text:s text:c="32"/>L0.J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4c 30 03 4a 31 03 <text:s text:c="29"/></text:p>
          </table:table-cell>
          <table:table-cell office:value-type="string" calcext:value-type="string">
            <text:p>L0.J1.</text:p>
          </table:table-cell>
          <table:table-cell table:number-columns-repeated="1011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465832352c310321352c3103464331382c312c3103464530...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0040 <text:s/>46 58 32 35 2c 31 03 21 35 2c 31 03 46 43 31 38 <text:s text:c="2"/>FX25,1.!5,1.FC18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46 58 32 35 2c 31 03 21 35 2c 31 03 46 43 31 38</text:p>
          </table:table-cell>
          <table:table-cell office:value-type="string" calcext:value-type="string">
            <text:p>FX25,1.!5,1.FC18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0050 <text:s/>2c 31 2c 31 03 46 45 30 2c 31 03 46 46 31 2c 31 <text:s text:c="2"/>,1,1.FE0,1.FF1,1</text:p>
          </table:table-cell>
          <table:table-cell/>
          <table:table-cell office:value-type="string" calcext:value-type="string">
            <text:p>0050</text:p>
          </table:table-cell>
          <table:table-cell office:value-type="string" calcext:value-type="string">
            <text:p>2c 31 2c 31 03 46 45 30 2c 31 03 46 46 31 2c 31</text:p>
          </table:table-cell>
          <table:table-cell office:value-type="string" calcext:value-type="string">
            <text:p>,1,1.FE0,1.FF1,1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0060 <text:s/>2c 31 03 46 43 31 38 2c 31 2c 31 03 <text:s text:c="14"/>,1.FC18,1,1.</text:p>
          </table:table-cell>
          <table:table-cell/>
          <table:table-cell office:value-type="string" calcext:value-type="string">
            <text:p>0060</text:p>
          </table:table-cell>
          <table:table-cell office:value-type="string" calcext:value-type="string">
            <text:p>2c 31 03 46 43 31 38 2c 31 2c 31 03 <text:s text:c="11"/></text:p>
          </table:table-cell>
          <table:table-cell office:value-type="string" calcext:value-type="string">
            <text:p>,1.FC18,1,1.</text:p>
          </table:table-cell>
          <table:table-cell table:number-columns-repeated="1011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465931035446322c3103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0040 <text:s/>46 59 31 03 54 46 32 2c 31 03 <text:s text:c="20"/>FY1.TF2,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46 59 31 03 54 46 32 2c 31 03 <text:s text:c="17"/></text:p>
          </table:table-cell>
          <table:table-cell office:value-type="string" calcext:value-type="string">
            <text:p>FY1.TF2,1.</text:p>
          </table:table-cell>
          <table:table-cell table:number-columns-repeated="1011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4d3235342c39303903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0040 <text:s/>4d 32 35 34 2c 39 30 39 03 <text:s text:c="23"/>M254,909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4d 32 35 34 2c 39 30 39 03 <text:s text:c="20"/></text:p>
          </table:table-cell>
          <table:table-cell office:value-type="string" calcext:value-type="string">
            <text:p>M254,909.</text:p>
          </table:table-cell>
          <table:table-cell table:number-columns-repeated="1011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424531907c03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0040 <text:s/>42 45 31 90 7c 03 <text:s text:c="32"/>BE1.|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42 45 31 90 7c 03 <text:s text:c="29"/></text:p>
          </table:table-cell>
          <table:table-cell office:value-type="string" calcext:value-type="string">
            <text:p>BE1.|.</text:p>
          </table:table-cell>
          <table:table-cell table:number-columns-repeated="1011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424532e821908cf1b170fd8fcc2d6e03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0040 <text:s/>42 45 32 e8 21 90 8c f1 b1 70 fd 8f cc 2d 6e 03 <text:s text:c="2"/>BE2.!....p...-n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42 45 32 e8 21 90 8c f1 b1 70 fd 8f cc 2d 6e 03</text:p>
          </table:table-cell>
          <table:table-cell office:value-type="string" calcext:value-type="string">
            <text:p>BE2.!....p...-n.</text:p>
          </table:table-cell>
          <table:table-cell table:number-columns-repeated="1011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424531a49003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0040 <text:s/>42 45 31 a4 90 03 <text:s text:c="32"/>BE1.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42 45 31 a4 90 03 <text:s text:c="29"/></text:p>
          </table:table-cell>
          <table:table-cell office:value-type="string" calcext:value-type="string">
            <text:p>BE1...</text:p>
          </table:table-cell>
          <table:table-cell table:number-columns-repeated="1011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4c30034a3103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0040 <text:s/>4c 30 03 4a 31 03 <text:s text:c="32"/>L0.J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4c 30 03 4a 31 03 <text:s text:c="29"/></text:p>
          </table:table-cell>
          <table:table-cell office:value-type="string" calcext:value-type="string">
            <text:p>L0.J1.</text:p>
          </table:table-cell>
          <table:table-cell table:number-columns-repeated="1011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465832302c310321352c3103464331382c312c3103464530...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0040 <text:s/>46 58 32 30 2c 31 03 21 35 2c 31 03 46 43 31 38 <text:s text:c="2"/>FX20,1.!5,1.FC18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46 58 32 30 2c 31 03 21 35 2c 31 03 46 43 31 38</text:p>
          </table:table-cell>
          <table:table-cell office:value-type="string" calcext:value-type="string">
            <text:p>FX20,1.!5,1.FC18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0050 <text:s/>2c 31 2c 31 03 46 45 30 2c 31 03 46 46 31 2c 31 <text:s text:c="2"/>,1,1.FE0,1.FF1,1</text:p>
          </table:table-cell>
          <table:table-cell/>
          <table:table-cell office:value-type="string" calcext:value-type="string">
            <text:p>0050</text:p>
          </table:table-cell>
          <table:table-cell office:value-type="string" calcext:value-type="string">
            <text:p>2c 31 2c 31 03 46 45 30 2c 31 03 46 46 31 2c 31</text:p>
          </table:table-cell>
          <table:table-cell office:value-type="string" calcext:value-type="string">
            <text:p>,1,1.FE0,1.FF1,1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0060 <text:s/>2c 31 03 46 43 31 38 2c 31 2c 31 03 <text:s text:c="14"/>,1.FC18,1,1.</text:p>
          </table:table-cell>
          <table:table-cell/>
          <table:table-cell office:value-type="string" calcext:value-type="string">
            <text:p>0060</text:p>
          </table:table-cell>
          <table:table-cell office:value-type="string" calcext:value-type="string">
            <text:p>2c 31 03 46 43 31 38 2c 31 2c 31 03 <text:s text:c="11"/></text:p>
          </table:table-cell>
          <table:table-cell office:value-type="string" calcext:value-type="string">
            <text:p>,1.FC18,1,1.</text:p>
          </table:table-cell>
          <table:table-cell table:number-columns-repeated="1011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465931035446332c3103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0040 <text:s/>46 59 31 03 54 46 33 2c 31 03 <text:s text:c="20"/>FY1.TF3,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46 59 31 03 54 46 33 2c 31 03 <text:s text:c="17"/></text:p>
          </table:table-cell>
          <table:table-cell office:value-type="string" calcext:value-type="string">
            <text:p>FY1.TF3,1.</text:p>
          </table:table-cell>
          <table:table-cell table:number-columns-repeated="1011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103" calcext:value-type="float">
            <text:p>3103</text:p>
          </table:table-cell>
          <table:table-cell/>
          <table:table-cell office:value-type="string" calcext:value-type="string">
            <text:p>31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1 03 <text:s text:c="44"/>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1 03 <text:s text:c="41"/>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303" calcext:value-type="float">
            <text:p>3303</text:p>
          </table:table-cell>
          <table:table-cell/>
          <table:table-cell office:value-type="string" calcext:value-type="string">
            <text:p>33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3 03 <text:s text:c="44"/>3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3 03 <text:s text:c="41"/>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303" calcext:value-type="float">
            <text:p>3303</text:p>
          </table:table-cell>
          <table:table-cell/>
          <table:table-cell office:value-type="string" calcext:value-type="string">
            <text:p>33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3 03 <text:s text:c="44"/>3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3 03 <text:s text:c="41"/>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303" calcext:value-type="float">
            <text:p>3303</text:p>
          </table:table-cell>
          <table:table-cell/>
          <table:table-cell office:value-type="string" calcext:value-type="string">
            <text:p>33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3 03 <text:s text:c="44"/>3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3 03 <text:s text:c="41"/>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303" calcext:value-type="float">
            <text:p>3303</text:p>
          </table:table-cell>
          <table:table-cell/>
          <table:table-cell office:value-type="string" calcext:value-type="string">
            <text:p>33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3 03 <text:s text:c="44"/>3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3 03 <text:s text:c="41"/>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303" calcext:value-type="float">
            <text:p>3303</text:p>
          </table:table-cell>
          <table:table-cell/>
          <table:table-cell office:value-type="string" calcext:value-type="string">
            <text:p>33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3 03 <text:s text:c="44"/>3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3 03 <text:s text:c="41"/>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303" calcext:value-type="float">
            <text:p>3303</text:p>
          </table:table-cell>
          <table:table-cell/>
          <table:table-cell office:value-type="string" calcext:value-type="string">
            <text:p>33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3 03 <text:s text:c="44"/>3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3 03 <text:s text:c="41"/>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303" calcext:value-type="float">
            <text:p>3303</text:p>
          </table:table-cell>
          <table:table-cell/>
          <table:table-cell office:value-type="string" calcext:value-type="string">
            <text:p>33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3 03 <text:s text:c="44"/>3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3 03 <text:s text:c="41"/>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303" calcext:value-type="float">
            <text:p>3303</text:p>
          </table:table-cell>
          <table:table-cell/>
          <table:table-cell office:value-type="string" calcext:value-type="string">
            <text:p>33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3 03 <text:s text:c="44"/>3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3 03 <text:s text:c="41"/>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303" calcext:value-type="float">
            <text:p>3303</text:p>
          </table:table-cell>
          <table:table-cell/>
          <table:table-cell office:value-type="string" calcext:value-type="string">
            <text:p>33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3 03 <text:s text:c="44"/>3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3 03 <text:s text:c="41"/>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303" calcext:value-type="float">
            <text:p>3303</text:p>
          </table:table-cell>
          <table:table-cell/>
          <table:table-cell office:value-type="string" calcext:value-type="string">
            <text:p>33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3 03 <text:s text:c="44"/>3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3 03 <text:s text:c="41"/>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303" calcext:value-type="float">
            <text:p>3303</text:p>
          </table:table-cell>
          <table:table-cell/>
          <table:table-cell office:value-type="string" calcext:value-type="string">
            <text:p>33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3 03 <text:s text:c="44"/>3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3 03 <text:s text:c="41"/>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303" calcext:value-type="float">
            <text:p>3303</text:p>
          </table:table-cell>
          <table:table-cell/>
          <table:table-cell office:value-type="string" calcext:value-type="string">
            <text:p>33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3 03 <text:s text:c="44"/>3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3 03 <text:s text:c="41"/>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303" calcext:value-type="float">
            <text:p>3303</text:p>
          </table:table-cell>
          <table:table-cell/>
          <table:table-cell office:value-type="string" calcext:value-type="string">
            <text:p>33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3 03 <text:s text:c="44"/>3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3 03 <text:s text:c="41"/>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303" calcext:value-type="float">
            <text:p>3303</text:p>
          </table:table-cell>
          <table:table-cell/>
          <table:table-cell office:value-type="string" calcext:value-type="string">
            <text:p>33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3 03 <text:s text:c="44"/>3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3 03 <text:s text:c="41"/>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303" calcext:value-type="float">
            <text:p>3303</text:p>
          </table:table-cell>
          <table:table-cell/>
          <table:table-cell office:value-type="string" calcext:value-type="string">
            <text:p>33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3 03 <text:s text:c="44"/>3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3 03 <text:s text:c="41"/>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303" calcext:value-type="float">
            <text:p>3303</text:p>
          </table:table-cell>
          <table:table-cell/>
          <table:table-cell office:value-type="string" calcext:value-type="string">
            <text:p>33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3 03 <text:s text:c="44"/>3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3 03 <text:s text:c="41"/>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303" calcext:value-type="float">
            <text:p>3303</text:p>
          </table:table-cell>
          <table:table-cell/>
          <table:table-cell office:value-type="string" calcext:value-type="string">
            <text:p>33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3 03 <text:s text:c="44"/>3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3 03 <text:s text:c="41"/>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303" calcext:value-type="float">
            <text:p>3303</text:p>
          </table:table-cell>
          <table:table-cell/>
          <table:table-cell office:value-type="string" calcext:value-type="string">
            <text:p>33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3 03 <text:s text:c="44"/>3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3 03 <text:s text:c="41"/>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303" calcext:value-type="float">
            <text:p>3303</text:p>
          </table:table-cell>
          <table:table-cell/>
          <table:table-cell office:value-type="string" calcext:value-type="string">
            <text:p>33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3 03 <text:s text:c="44"/>3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3 03 <text:s text:c="41"/>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403" calcext:value-type="float">
            <text:p>3403</text:p>
          </table:table-cell>
          <table:table-cell/>
          <table:table-cell office:value-type="string" calcext:value-type="string">
            <text:p>34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4 03 <text:s text:c="44"/>4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4 03 <text:s text:c="41"/>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464e3003544235302c3003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0040 <text:s/>46 4e 30 03 54 42 35 30 2c 30 03 <text:s text:c="17"/>FN0.TB50,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46 4e 30 03 54 42 35 30 2c 30 03 <text:s text:c="14"/></text:p>
          </table:table-cell>
          <table:table-cell office:value-type="string" calcext:value-type="string">
            <text:p>FN0.TB50,0.</text:p>
          </table:table-cell>
          <table:table-cell table:number-columns-repeated="1011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float" office:value="464703" calcext:value-type="float">
            <text:p>464703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0040 <text:s/>46 47 03 <text:s text:c="41"/>FG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46 47 03 <text:s text:c="38"/></text:p>
          </table:table-cell>
          <table:table-cell office:value-type="string" calcext:value-type="string">
            <text:p>FG.</text:p>
          </table:table-cell>
          <table:table-cell table:number-columns-repeated="1011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string" calcext:value-type="string">
            <text:p>43414d454f20332056312e35302020202003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0040 <text:s/>43 41 4d 45 4f 20 33 20 56 31 2e 35 30 20 20 20 <text:s text:c="2"/>CAMEO 3 V1.50 <text:s text:c="2"/>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43 41 4d 45 4f 20 33 20 56 31 2e 35 30 20 20 20</text:p>
          </table:table-cell>
          <table:table-cell office:value-type="string" calcext:value-type="string">
            <text:p>CAMEO 3 V1.50 <text:s text:c="2"/>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0050 <text:s/>20 03 <text:s text:c="45"/>.</text:p>
          </table:table-cell>
          <table:table-cell/>
          <table:table-cell office:value-type="string" calcext:value-type="string">
            <text:p>0050</text:p>
          </table:table-cell>
          <table:table-cell office:value-type="string" calcext:value-type="string">
            <text:p>20 03 <text:s text:c="41"/></text:p>
          </table:table-cell>
          <table:table-cell office:value-type="string" calcext:value-type="string">
            <text:p><text:s/>.</text:p>
          </table:table-cell>
          <table:table-cell table:number-columns-repeated="1011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5b03</text:p>
          </table:table-cell>
          <table:table-cell/>
          <table:table-cell office:value-type="string" calcext:value-type="string">
            <text:p>5b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5b 03 <text:s text:c="44"/>[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5b 03 <text:s text:c="41"/></text:p>
          </table:table-cell>
          <table:table-cell office:value-type="string" calcext:value-type="string">
            <text:p>[.</text:p>
          </table:table-cell>
          <table:table-cell table:number-columns-repeated="1011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string" calcext:value-type="string">
            <text:p>2020202020302c20202020203003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0040 <text:s/>20 20 20 20 20 30 2c 20 20 20 20 20 30 03 <text:s text:c="13"/>0, <text:s text:c="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20 20 20 20 20 30 2c 20 20 20 20 20 30 03 <text:s text:c="5"/></text:p>
          </table:table-cell>
          <table:table-cell office:value-type="string" calcext:value-type="string">
            <text:p><text:s text:c="5"/>0, <text:s text:c="4"/>0.</text:p>
          </table:table-cell>
          <table:table-cell table:number-columns-repeated="1011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float" office:value="5503" calcext:value-type="float">
            <text:p>5503</text:p>
          </table:table-cell>
          <table:table-cell/>
          <table:table-cell office:value-type="string" calcext:value-type="string">
            <text:p>55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55 03 <text:s text:c="44"/>U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55 03 <text:s text:c="41"/></text:p>
          </table:table-cell>
          <table:table-cell office:value-type="string" calcext:value-type="string">
            <text:p>U.</text:p>
          </table:table-cell>
          <table:table-cell table:number-columns-repeated="1011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string" calcext:value-type="string">
            <text:p>2020353832362c20203532313203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0040 <text:s/>20 20 35 38 32 36 2c 20 20 35 32 31 32 03 <text:s text:c="10"/>5826, <text:s/>5212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20 20 35 38 32 36 2c 20 20 35 32 31 32 03 <text:s text:c="5"/></text:p>
          </table:table-cell>
          <table:table-cell office:value-type="string" calcext:value-type="string">
            <text:p><text:s text:c="2"/>5826, <text:s/>5212.</text:p>
          </table:table-cell>
          <table:table-cell table:number-columns-repeated="1011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float" office:value="46513003" calcext:value-type="float">
            <text:p>46513003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0040 <text:s/>46 51 30 03 <text:s text:c="38"/>FQ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46 51 30 03 <text:s text:c="35"/></text:p>
          </table:table-cell>
          <table:table-cell office:value-type="string" calcext:value-type="string">
            <text:p>FQ0.</text:p>
          </table:table-cell>
          <table:table-cell table:number-columns-repeated="1011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202020203503" calcext:value-type="float">
            <text:p>202020203503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0040 <text:s/>20 20 20 20 35 03 <text:s text:c="36"/>5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20 20 20 20 35 03 <text:s text:c="29"/>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float" office:value="46513203" calcext:value-type="float">
            <text:p>46513203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0040 <text:s/>46 51 32 03 <text:s text:c="38"/>FQ2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46 51 32 03 <text:s text:c="35"/></text:p>
          </table:table-cell>
          <table:table-cell office:value-type="string" calcext:value-type="string">
            <text:p>FQ2.</text:p>
          </table:table-cell>
          <table:table-cell table:number-columns-repeated="1011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202020313803" calcext:value-type="float">
            <text:p>202020313803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0040 <text:s/>20 20 20 31 38 03 <text:s text:c="35"/>18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20 20 20 31 38 03 <text:s text:c="29"/></text:p>
          </table:table-cell>
          <table:table-cell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float" office:value="5442373103" calcext:value-type="float">
            <text:p>5442373103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0040 <text:s/>54 42 37 31 03 <text:s text:c="35"/>TB7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54 42 37 31 03 <text:s text:c="32"/></text:p>
          </table:table-cell>
          <table:table-cell office:value-type="string" calcext:value-type="string">
            <text:p>TB71.</text:p>
          </table:table-cell>
          <table:table-cell table:number-columns-repeated="1011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string" calcext:value-type="string">
            <text:p>20202020302c202020203003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0040 <text:s/>20 20 20 20 30 2c 20 20 20 20 30 03 <text:s text:c="18"/>0, <text:s text:c="3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20 20 20 20 30 2c 20 20 20 20 30 03 <text:s text:c="11"/></text:p>
          </table:table-cell>
          <table:table-cell office:value-type="string" calcext:value-type="string">
            <text:p><text:s text:c="4"/>0, <text:s text:c="3"/>0.</text:p>
          </table:table-cell>
          <table:table-cell table:number-columns-repeated="1011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float" office:value="464103" calcext:value-type="float">
            <text:p>464103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0040 <text:s/>46 41 03 <text:s text:c="41"/>FA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46 41 03 <text:s text:c="38"/></text:p>
          </table:table-cell>
          <table:table-cell office:value-type="string" calcext:value-type="string">
            <text:p>FA.</text:p>
          </table:table-cell>
          <table:table-cell table:number-columns-repeated="1011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string" calcext:value-type="string">
            <text:p>20202020302c202020203003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0040 <text:s/>20 20 20 20 30 2c 20 20 20 20 30 03 <text:s text:c="18"/>0, <text:s text:c="3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20 20 20 20 30 2c 20 20 20 20 30 03 <text:s text:c="11"/></text:p>
          </table:table-cell>
          <table:table-cell office:value-type="string" calcext:value-type="string">
            <text:p><text:s text:c="4"/>0, <text:s text:c="3"/>0.</text:p>
          </table:table-cell>
          <table:table-cell table:number-columns-repeated="1011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float" office:value="464703" calcext:value-type="float">
            <text:p>464703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0040 <text:s/>46 47 03 <text:s text:c="41"/>FG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46 47 03 <text:s text:c="38"/></text:p>
          </table:table-cell>
          <table:table-cell office:value-type="string" calcext:value-type="string">
            <text:p>FG.</text:p>
          </table:table-cell>
          <table:table-cell table:number-columns-repeated="1011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string" calcext:value-type="string">
            <text:p>43414d454f20332056312e35302020202003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0040 <text:s/>43 41 4d 45 4f 20 33 20 56 31 2e 35 30 20 20 20 <text:s text:c="2"/>CAMEO 3 V1.50 <text:s text:c="2"/>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43 41 4d 45 4f 20 33 20 56 31 2e 35 30 20 20 20</text:p>
          </table:table-cell>
          <table:table-cell office:value-type="string" calcext:value-type="string">
            <text:p>CAMEO 3 V1.50 <text:s text:c="2"/>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0050 <text:s/>20 03 <text:s text:c="45"/>.</text:p>
          </table:table-cell>
          <table:table-cell/>
          <table:table-cell office:value-type="string" calcext:value-type="string">
            <text:p>0050</text:p>
          </table:table-cell>
          <table:table-cell office:value-type="string" calcext:value-type="string">
            <text:p>20 03 <text:s text:c="41"/></text:p>
          </table:table-cell>
          <table:table-cell office:value-type="string" calcext:value-type="string">
            <text:p><text:s/>.</text:p>
          </table:table-cell>
          <table:table-cell table:number-columns-repeated="1011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5b03</text:p>
          </table:table-cell>
          <table:table-cell/>
          <table:table-cell office:value-type="string" calcext:value-type="string">
            <text:p>5b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5b 03 <text:s text:c="44"/>[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5b 03 <text:s text:c="41"/></text:p>
          </table:table-cell>
          <table:table-cell office:value-type="string" calcext:value-type="string">
            <text:p>[.</text:p>
          </table:table-cell>
          <table:table-cell table:number-columns-repeated="1011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string" calcext:value-type="string">
            <text:p>2020202020302c20202020203003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0040 <text:s/>20 20 20 20 20 30 2c 20 20 20 20 20 30 03 <text:s text:c="13"/>0, <text:s text:c="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20 20 20 20 20 30 2c 20 20 20 20 20 30 03 <text:s text:c="5"/></text:p>
          </table:table-cell>
          <table:table-cell office:value-type="string" calcext:value-type="string">
            <text:p><text:s text:c="5"/>0, <text:s text:c="4"/>0.</text:p>
          </table:table-cell>
          <table:table-cell table:number-columns-repeated="1011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float" office:value="5503" calcext:value-type="float">
            <text:p>5503</text:p>
          </table:table-cell>
          <table:table-cell/>
          <table:table-cell office:value-type="string" calcext:value-type="string">
            <text:p>55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55 03 <text:s text:c="44"/>U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55 03 <text:s text:c="41"/></text:p>
          </table:table-cell>
          <table:table-cell office:value-type="string" calcext:value-type="string">
            <text:p>U.</text:p>
          </table:table-cell>
          <table:table-cell table:number-columns-repeated="1011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string" calcext:value-type="string">
            <text:p>2020353832362c20203532313203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0040 <text:s/>20 20 35 38 32 36 2c 20 20 35 32 31 32 03 <text:s text:c="10"/>5826, <text:s/>5212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20 20 35 38 32 36 2c 20 20 35 32 31 32 03 <text:s text:c="5"/></text:p>
          </table:table-cell>
          <table:table-cell office:value-type="string" calcext:value-type="string">
            <text:p><text:s text:c="2"/>5826, <text:s/>5212.</text:p>
          </table:table-cell>
          <table:table-cell table:number-columns-repeated="1011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float" office:value="46513003" calcext:value-type="float">
            <text:p>46513003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0040 <text:s/>46 51 30 03 <text:s text:c="38"/>FQ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46 51 30 03 <text:s text:c="35"/></text:p>
          </table:table-cell>
          <table:table-cell office:value-type="string" calcext:value-type="string">
            <text:p>FQ0.</text:p>
          </table:table-cell>
          <table:table-cell table:number-columns-repeated="1011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202020203503" calcext:value-type="float">
            <text:p>202020203503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0040 <text:s/>20 20 20 20 35 03 <text:s text:c="36"/>5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20 20 20 20 35 03 <text:s text:c="29"/>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float" office:value="46513203" calcext:value-type="float">
            <text:p>46513203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0040 <text:s/>46 51 32 03 <text:s text:c="38"/>FQ2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46 51 32 03 <text:s text:c="35"/></text:p>
          </table:table-cell>
          <table:table-cell office:value-type="string" calcext:value-type="string">
            <text:p>FQ2.</text:p>
          </table:table-cell>
          <table:table-cell table:number-columns-repeated="1011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202020313803" calcext:value-type="float">
            <text:p>202020313803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0040 <text:s/>20 20 20 31 38 03 <text:s text:c="35"/>18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20 20 20 31 38 03 <text:s text:c="29"/></text:p>
          </table:table-cell>
          <table:table-cell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float" office:value="5442373103" calcext:value-type="float">
            <text:p>5442373103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0040 <text:s/>54 42 37 31 03 <text:s text:c="35"/>TB71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54 42 37 31 03 <text:s text:c="32"/></text:p>
          </table:table-cell>
          <table:table-cell office:value-type="string" calcext:value-type="string">
            <text:p>TB71.</text:p>
          </table:table-cell>
          <table:table-cell table:number-columns-repeated="1011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string" calcext:value-type="string">
            <text:p>20202020302c202020203003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0040 <text:s/>20 20 20 20 30 2c 20 20 20 20 30 03 <text:s text:c="18"/>0, <text:s text:c="3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20 20 20 20 30 2c 20 20 20 20 30 03 <text:s text:c="11"/></text:p>
          </table:table-cell>
          <table:table-cell office:value-type="string" calcext:value-type="string">
            <text:p><text:s text:c="4"/>0, <text:s text:c="3"/>0.</text:p>
          </table:table-cell>
          <table:table-cell table:number-columns-repeated="1011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float" office:value="464103" calcext:value-type="float">
            <text:p>464103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0040 <text:s/>46 41 03 <text:s text:c="41"/>FA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46 41 03 <text:s text:c="38"/></text:p>
          </table:table-cell>
          <table:table-cell office:value-type="string" calcext:value-type="string">
            <text:p>FA.</text:p>
          </table:table-cell>
          <table:table-cell table:number-columns-repeated="1011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string" calcext:value-type="string">
            <text:p>20202020302c202020203003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0040 <text:s/>20 20 20 20 30 2c 20 20 20 20 30 03 <text:s text:c="18"/>0, <text:s text:c="3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20 20 20 20 30 2c 20 20 20 20 30 03 <text:s text:c="11"/></text:p>
          </table:table-cell>
          <table:table-cell office:value-type="string" calcext:value-type="string">
            <text:p><text:s text:c="4"/>0, <text:s text:c="3"/>0.</text:p>
          </table:table-cell>
          <table:table-cell table:number-columns-repeated="1011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URB_SUBMIT ('S')</text:p>
          </table:table-cell>
          <table:table-cell office:value-type="string" calcext:value-type="string">
            <text:p>1b05</text:p>
          </table:table-cell>
          <table:table-cell/>
          <table:table-cell office:value-type="string" calcext:value-type="string">
            <text:p>1b0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1b 05 <text:s text:c="44"/>.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1b 05 <text:s text:c="41"/></text:p>
          </table:table-cell>
          <table:table-cell office:value-type="string" calcext:value-type="string">
            <text:p>..</text:p>
          </table:table-cell>
          <table:table-cell table:number-columns-repeated="1011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URB_COMPLETE ('C')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string" calcext:value-type="string">
            <text:p>300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0040 <text:s/>30 03 <text:s text:c="44"/>0.</text:p>
          </table:table-cell>
          <table:table-cell/>
          <table:table-cell office:value-type="string" calcext:value-type="string">
            <text:p>0040</text:p>
          </table:table-cell>
          <table:table-cell office:value-type="string" calcext:value-type="string">
            <text:p>30 03 <text:s text:c="41"/>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1047062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6AutoPauseResumePauseCancel.reduced.tshark'.E830:'6AutoPauseResumePauseCancel.reduced.tshark'.E1048576 '6AutoPauseResumePauseCancel.reduced.tshark'.A728:'6AutoPauseResumePauseCancel.reduced.tshark'.D744 '6AutoPauseResumePauseCancel.reduced.tshark'.A830:'6AutoPauseResumePauseCancel.reduced.tshark'.D1048576 '6AutoPauseResumePauseCancel.reduced.tshark'.E728:'6AutoPauseResumePauseCancel.reduced.tshark'.E745 '6AutoPauseResumePauseCancel.reduced.tshark'.A1:'6AutoPauseResumePauseCancel.reduced.tshark'.D58 '6AutoPauseResumePauseCancel.reduced.tshark'.E1:'6AutoPauseResumePauseCancel.reduced.tshark'.E59">
            <calcext:condition calcext:apply-style-name="Accent 3" calcext:value="formula-is([.$A1]&gt;0)" calcext:base-cell-address="'6AutoPauseResumePauseCancel.reduced.tshark'.A1"/>
          </calcext:conditional-format>
          <calcext:conditional-format calcext:target-range-address="'6AutoPauseResumePauseCancel.reduced.tshark'.A745:'6AutoPauseResumePauseCancel.reduced.tshark'.D745">
            <calcext:condition calcext:apply-style-name="Accent 3" calcext:value="formula-is([.$A745]&gt;0)" calcext:base-cell-address="'6AutoPauseResumePauseCancel.reduced.tshark'.A745"/>
          </calcext:conditional-format>
          <calcext:conditional-format calcext:target-range-address="'6AutoPauseResumePauseCancel.reduced.tshark'.A746:'6AutoPauseResumePauseCancel.reduced.tshark'.E829">
            <calcext:condition calcext:apply-style-name="Accent 3" calcext:value="formula-is([.$A746]&gt;0)" calcext:base-cell-address="'6AutoPauseResumePauseCancel.reduced.tshark'.A746"/>
          </calcext:conditional-format>
          <calcext:conditional-format calcext:target-range-address="'6AutoPauseResumePauseCancel.reduced.tshark'.A59:'6AutoPauseResumePauseCancel.reduced.tshark'.D59">
            <calcext:condition calcext:apply-style-name="Accent 3" calcext:value="formula-is([.$A59]&gt;0)" calcext:base-cell-address="'6AutoPauseResumePauseCancel.reduced.tshark'.A59"/>
          </calcext:conditional-format>
          <calcext:conditional-format calcext:target-range-address="'6AutoPauseResumePauseCancel.reduced.tshark'.A60:'6AutoPauseResumePauseCancel.reduced.tshark'.E727">
            <calcext:condition calcext:apply-style-name="Accent 3" calcext:value="formula-is([.$A60]&gt;0)" calcext:base-cell-address="'6AutoPauseResumePauseCancel.reduced.tshark'.A6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erial Mono" svg:font-family="'Aerial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8T19:32:59.244245240</dc:date>
    <meta:editing-duration>PT1M27S</meta:editing-duration>
    <meta:editing-cycles>1</meta:editing-cycles>
    <meta:document-statistic meta:table-count="1" meta:cell-count="7738" meta:object-count="0"/>
    <meta:generator>LibreOffice/6.0.3.2$Linux_X86_64 LibreOffice_project/00m0$Build-2</meta:generator>
  </office:meta>
</office:document-meta>
</file>